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7011000072E059CEB211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9.597cm" fo:margin-left="0.3cm" style:page-number="0" table:align="left" style:writing-mode="lr-tb"/>
    </style:style>
    <style:style style:name="Tabla1.A" style:family="table-column">
      <style:table-column-properties style:column-width="4.145cm"/>
    </style:style>
    <style:style style:name="Tabla1.B" style:family="table-column">
      <style:table-column-properties style:column-width="15.452cm"/>
    </style:style>
    <style:style style:name="Tabla1.1" style:family="table-row">
      <style:table-row-properties style:min-row-height="2.508cm" style:keep-together="true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2" style:family="table">
      <style:table-properties style:width="19.745cm" fo:margin-left="0.212cm" table:align="left" style:writing-mode="lr-tb"/>
    </style:style>
    <style:style style:name="Tabla2.A" style:family="table-column">
      <style:table-column-properties style:column-width="14.986cm"/>
    </style:style>
    <style:style style:name="Tabla2.B" style:family="table-column">
      <style:table-column-properties style:column-width="1.48cm"/>
    </style:style>
    <style:style style:name="Tabla2.C" style:family="table-column">
      <style:table-column-properties style:column-width="1.476cm"/>
    </style:style>
    <style:style style:name="Tabla2.D" style:family="table-column">
      <style:table-column-properties style:column-width="1.803cm"/>
    </style:style>
    <style:style style:name="Tabla2.1" style:family="table-row">
      <style:table-row-properties style:row-height="0.991cm" style:keep-together="true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2.B1" style:family="table-cell">
      <style:table-cell-properties style:vertical-align="top" fo:background-color="#e0e0e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2.2" style:family="table-row">
      <style:table-row-properties style:keep-together="true" fo:keep-together="auto"/>
    </style:style>
    <style:style style:name="Tabla2.B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2.D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3" style:family="table">
      <style:table-properties style:width="19.657cm" fo:margin-left="0.238cm" table:align="left" style:writing-mode="lr-tb"/>
    </style:style>
    <style:style style:name="Tabla3.A" style:family="table-column">
      <style:table-column-properties style:column-width="4.927cm"/>
    </style:style>
    <style:style style:name="Tabla3.B" style:family="table-column">
      <style:table-column-properties style:column-width="1.27cm"/>
    </style:style>
    <style:style style:name="Tabla3.C" style:family="table-column">
      <style:table-column-properties style:column-width="3.522cm"/>
    </style:style>
    <style:style style:name="Tabla3.D" style:family="table-column">
      <style:table-column-properties style:column-width="4.84cm"/>
    </style:style>
    <style:style style:name="Tabla3.E" style:family="table-column">
      <style:table-column-properties style:column-width="5.098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e6e6e6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3.2" style:family="table-row">
      <style:table-row-properties style:min-row-height="0.582cm" style:keep-together="true" fo:keep-together="auto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.E2" style:family="table-cell">
      <style:table-cell-properties style:vertical-align="middle" fo:background-color="#e6e6e6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3.3" style:family="table-row">
      <style:table-row-properties style:min-row-height="0.944cm" style:keep-together="true" fo:keep-together="auto"/>
    </style:style>
    <style:style style:name="Tab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3.E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3.4" style:family="table-row">
      <style:table-row-properties style:min-row-height="0.699cm" style:keep-together="true" fo:keep-together="auto"/>
    </style:style>
    <style:style style:name="Tabla3.A4" style:family="table-cell">
      <style:table-cell-properties style:vertical-align="middle" fo:background-color="#e0e0e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.E4" style:family="table-cell">
      <style:table-cell-properties style:vertical-align="middle" fo:background-color="#e0e0e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3.5" style:family="table-row">
      <style:table-row-properties style:min-row-height="0.826cm" style:keep-together="true" fo:keep-together="auto"/>
    </style:style>
    <style:style style:name="Tabla4" style:family="table">
      <style:table-properties style:width="19.657cm" fo:margin-left="0.238cm" table:align="left" style:writing-mode="lr-tb"/>
    </style:style>
    <style:style style:name="Tabla4.A" style:family="table-column">
      <style:table-column-properties style:column-width="9.557cm"/>
    </style:style>
    <style:style style:name="Tabla4.B" style:family="table-column">
      <style:table-column-properties style:column-width="1.245cm"/>
    </style:style>
    <style:style style:name="Tabla4.C" style:family="table-column">
      <style:table-column-properties style:column-width="4.694cm"/>
    </style:style>
    <style:style style:name="Tabla4.D" style:family="table-column">
      <style:table-column-properties style:column-width="4.161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e6e6e6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2" style:family="table-row">
      <style:table-row-properties style:min-row-height="0.582cm" style:keep-together="true" fo:keep-together="auto"/>
    </style:style>
    <style:style style:name="Tabla4.A2" style:family="table-cell">
      <style:table-cell-properties style:vertical-align="middle" fo:background-color="#e6e6e6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D2" style:family="table-cell">
      <style:table-cell-properties style:vertical-align="middle" fo:background-color="#e6e6e6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3" style:family="table-row">
      <style:table-row-properties style:min-row-height="0.944cm" style:keep-together="true" fo:keep-together="auto"/>
    </style:style>
    <style:style style:name="Tabla4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4.D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4.4" style:family="table-row">
      <style:table-row-properties style:min-row-height="0.826cm" style:keep-together="true" fo:keep-together="auto"/>
    </style:style>
    <style:style style:name="Tabla4.A4" style:family="table-cell">
      <style:table-cell-properties style:vertical-align="middle" fo:background-color="#e0e0e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4" style:family="table-cell">
      <style:table-cell-properties style:vertical-align="middle" fo:background-color="#e0e0e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5" style:family="table">
      <style:table-properties style:width="19.745cm" fo:margin-left="0.15cm" table:align="left" style:writing-mode="lr-tb"/>
    </style:style>
    <style:style style:name="Tabla5.A" style:family="table-column">
      <style:table-column-properties style:column-width="3.323cm"/>
    </style:style>
    <style:style style:name="Tabla5.B" style:family="table-column">
      <style:table-column-properties style:column-width="3.655cm"/>
    </style:style>
    <style:style style:name="Tabla5.E" style:family="table-column">
      <style:table-column-properties style:column-width="3.672cm"/>
    </style:style>
    <style:style style:name="Tabla5.F" style:family="table-column">
      <style:table-column-properties style:column-width="1.679cm"/>
    </style:style>
    <style:style style:name="Tabla5.G" style:family="table-column">
      <style:table-column-properties style:column-width="0.071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5.F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Tabla5.G1" style:family="table-cell">
      <style:table-cell-properties style:vertical-align="top" fo:padding="0cm" fo:border="none" style:writing-mode="lr-tb"/>
    </style:style>
    <style:style style:name="Tabla5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a5.F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5.3" style:family="table-row">
      <style:table-row-properties style:min-row-height="0.686cm" style:keep-together="true" fo:keep-together="auto"/>
    </style:style>
    <style:style style:name="Tabla5.A3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5.F3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la5.6" style:family="table-row">
      <style:table-row-properties style:min-row-height="0.568cm" style:keep-together="true" fo:keep-together="auto"/>
    </style:style>
    <style:style style:name="Tabla5.9" style:family="table-row">
      <style:table-row-properties style:min-row-height="0.667cm" style:keep-together="true" fo:keep-together="auto"/>
    </style:style>
    <style:style style:name="Tabla5.A9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5.12" style:family="table-row">
      <style:table-row-properties style:min-row-height="0.695cm" style:keep-together="true" fo:keep-together="auto"/>
    </style:style>
    <style:style style:name="Tabla5.15" style:family="table-row">
      <style:table-row-properties style:min-row-height="0.653cm" style:keep-together="true" fo:keep-together="auto"/>
    </style:style>
    <style:style style:name="Tabla5.18" style:family="table-row">
      <style:table-row-properties style:min-row-height="0.706cm" style:keep-together="true" fo:keep-together="auto"/>
    </style:style>
    <style:style style:name="Tabla6" style:family="table">
      <style:table-properties style:width="19.745cm" fo:margin-left="0.15cm" table:align="left" style:writing-mode="lr-tb"/>
    </style:style>
    <style:style style:name="Tabla6.A" style:family="table-column">
      <style:table-column-properties style:column-width="3.32cm"/>
    </style:style>
    <style:style style:name="Tabla6.B" style:family="table-column">
      <style:table-column-properties style:column-width="3.657cm"/>
    </style:style>
    <style:style style:name="Tabla6.D" style:family="table-column">
      <style:table-column-properties style:column-width="3.655cm"/>
    </style:style>
    <style:style style:name="Tabla6.E" style:family="table-column">
      <style:table-column-properties style:column-width="3.672cm"/>
    </style:style>
    <style:style style:name="Tabla6.F" style:family="table-column">
      <style:table-column-properties style:column-width="1.679cm"/>
    </style:style>
    <style:style style:name="Tabla6.G" style:family="table-column">
      <style:table-column-properties style:column-width="0.071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6.F1" style:family="table-cell">
      <style:table-cell-properties style:vertical-align="top" fo:padding="0cm" fo:border-left="0.018cm solid #000000" fo:border-right="none" fo:border-top="none" fo:border-bottom="none" style:writing-mode="lr-tb"/>
    </style:style>
    <style:style style:name="Tabla6.G1" style:family="table-cell">
      <style:table-cell-properties style:vertical-align="top" fo:padding="0cm" fo:border="none" style:writing-mode="lr-tb"/>
    </style:style>
    <style:style style:name="Tabla6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a6.F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6.3" style:family="table-row">
      <style:table-row-properties style:min-row-height="0.686cm" style:keep-together="true" fo:keep-together="auto"/>
    </style:style>
    <style:style style:name="Tabla6.A3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6.F3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la6.6" style:family="table-row">
      <style:table-row-properties style:min-row-height="0.788cm" style:keep-together="true" fo:keep-together="auto"/>
    </style:style>
    <style:style style:name="Tabla7" style:family="table">
      <style:table-properties style:width="19.745cm" fo:margin-left="0.15cm" table:align="left" style:writing-mode="lr-tb"/>
    </style:style>
    <style:style style:name="Tabla7.A" style:family="table-column">
      <style:table-column-properties style:column-width="3.32cm"/>
    </style:style>
    <style:style style:name="Tabla7.B" style:family="table-column">
      <style:table-column-properties style:column-width="3.653cm"/>
    </style:style>
    <style:style style:name="Tabla7.C" style:family="table-column">
      <style:table-column-properties style:column-width="3.657cm"/>
    </style:style>
    <style:style style:name="Tabla7.F" style:family="table-column">
      <style:table-column-properties style:column-width="1.679cm"/>
    </style:style>
    <style:style style:name="Tabla7.G" style:family="table-column">
      <style:table-column-properties style:column-width="0.071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F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a7.G1" style:family="table-cell">
      <style:table-cell-properties style:vertical-align="top" fo:padding="0cm" fo:border="none" style:writing-mode="lr-tb"/>
    </style:style>
    <style:style style:name="Tabla7.F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7.3" style:family="table-row">
      <style:table-row-properties style:min-row-height="0.822cm" style:keep-together="true" fo:keep-together="auto"/>
    </style:style>
    <style:style style:name="Tabla7.A3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F3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la7.F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a7.6" style:family="table-row">
      <style:table-row-properties style:min-row-height="0.848cm" style:keep-together="true" fo:keep-together="auto"/>
    </style:style>
    <style:style style:name="Tabla8" style:family="table">
      <style:table-properties style:width="19.745cm" fo:margin-left="0.15cm" table:align="left" style:writing-mode="lr-tb"/>
    </style:style>
    <style:style style:name="Tabla8.A" style:family="table-column">
      <style:table-column-properties style:column-width="3.323cm"/>
    </style:style>
    <style:style style:name="Tabla8.B" style:family="table-column">
      <style:table-column-properties style:column-width="3.655cm"/>
    </style:style>
    <style:style style:name="Tabla8.F" style:family="table-column">
      <style:table-column-properties style:column-width="1.679cm"/>
    </style:style>
    <style:style style:name="Tabla8.G" style:family="table-column">
      <style:table-column-properties style:column-width="0.071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8.F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a8.G1" style:family="table-cell">
      <style:table-cell-properties style:vertical-align="top" fo:padding="0cm" fo:border="none" style:writing-mode="lr-tb"/>
    </style:style>
    <style:style style:name="Tabla8.F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8.3" style:family="table-row">
      <style:table-row-properties style:min-row-height="0.848cm" style:keep-together="true" fo:keep-together="auto"/>
    </style:style>
    <style:style style:name="Tabla8.A3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8.F3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la9" style:family="table">
      <style:table-properties style:width="19.745cm" fo:margin-left="0.15cm" table:align="left" style:writing-mode="lr-tb"/>
    </style:style>
    <style:style style:name="Tabla9.A" style:family="table-column">
      <style:table-column-properties style:column-width="9.643cm"/>
    </style:style>
    <style:style style:name="Tabla9.B" style:family="table-column">
      <style:table-column-properties style:column-width="10.102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9.2" style:family="table-row">
      <style:table-row-properties style:min-row-height="2.062cm" style:keep-together="true" fo:keep-together="auto"/>
    </style:style>
    <style:style style:name="Tabla9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9.4" style:family="table-row">
      <style:table-row-properties style:min-row-height="2.036cm" style:keep-together="true" fo:keep-together="auto"/>
    </style:style>
    <style:style style:name="Tabla10" style:family="table">
      <style:table-properties style:width="20.08cm" fo:margin-left="-0.185cm" table:align="left" style:writing-mode="lr-tb"/>
    </style:style>
    <style:style style:name="Tabla10.A" style:family="table-column">
      <style:table-column-properties style:column-width="20.08cm"/>
    </style:style>
    <style:style style:name="Tabla10.1" style:family="table-row">
      <style:table-row-properties style:min-row-height="2.452cm" style:keep-together="true"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11" style:family="table">
      <style:table-properties style:width="20.08cm" fo:margin-left="-0.185cm" table:align="left" style:writing-mode="lr-tb"/>
    </style:style>
    <style:style style:name="Tabla11.A" style:family="table-column">
      <style:table-column-properties style:column-width="6.673cm"/>
    </style:style>
    <style:style style:name="Tabla11.B" style:family="table-column">
      <style:table-column-properties style:column-width="13.407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11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2" style:family="table">
      <style:table-properties style:width="20.08cm" fo:margin-left="-0.185cm" table:align="left" style:writing-mode="lr-tb"/>
    </style:style>
    <style:style style:name="Tabla12.A" style:family="table-column">
      <style:table-column-properties style:column-width="4.563cm"/>
    </style:style>
    <style:style style:name="Tabla12.B" style:family="table-column">
      <style:table-column-properties style:column-width="0.422cm"/>
    </style:style>
    <style:style style:name="Tabla12.C" style:family="table-column">
      <style:table-column-properties style:column-width="6.327cm"/>
    </style:style>
    <style:style style:name="Tabla12.D" style:family="table-column">
      <style:table-column-properties style:column-width="1.693cm"/>
    </style:style>
    <style:style style:name="Tabla12.E" style:family="table-column">
      <style:table-column-properties style:column-width="7.075cm"/>
    </style:style>
    <style:style style:name="Tabla12.1" style:family="table-row">
      <style:table-row-properties style:row-height="0.464cm" style:keep-together="true" fo:keep-together="auto"/>
    </style:style>
    <style:style style:name="Tabla12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2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12.2" style:family="table-row">
      <style:table-row-properties style:keep-together="true" fo:keep-together="auto"/>
    </style:style>
    <style:style style:name="Tabla1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1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2.4" style:family="table-row">
      <style:table-row-properties style:min-row-height="1.161cm" style:keep-together="true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name-complex="Arial" style:font-weight-complex="bold"/>
    </style:style>
    <style:style style:name="P4" style:family="paragraph" style:parent-style-name="Standard">
      <style:paragraph-properties style:snap-to-layout-grid="false"/>
      <style:text-properties fo:font-weight="bold" style:font-weight-asian="bold" style:font-name-complex="Arial" style:font-weight-complex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name-complex="Arial" style:font-weight-complex="bold"/>
    </style:style>
    <style:style style:name="P6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text-properties style:font-name="Arial" fo:font-size="9pt" style:font-size-asian="9pt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9pt" style:font-size-asian="9pt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8pt" style:font-size-asian="8pt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4pt" style:font-size-asian="14pt" style:font-name-complex="Arial"/>
    </style:style>
    <style:style style:name="P15" style:family="paragraph" style:parent-style-name="Standard">
      <style:text-properties style:font-name="Arial" fo:font-size="11pt" style:font-size-asian="11pt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size="11pt" style:font-size-asian="11pt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-complex="Arial"/>
    </style:style>
    <style:style style:name="P21" style:family="paragraph" style:parent-style-name="Standard">
      <style:text-properties fo:font-size="3pt" style:font-size-asian="3pt"/>
    </style:style>
    <style:style style:name="P22" style:family="paragraph" style:parent-style-name="Standard">
      <style:paragraph-properties style:snap-to-layout-grid="false">
        <style:tab-stops>
          <style:tab-stop style:position="0.953cm"/>
        </style:tab-stops>
      </style:paragraph-properties>
    </style:style>
    <style:style style:name="P23" style:family="paragraph" style:parent-style-name="Standard">
      <style:paragraph-properties fo:text-align="justify" style:justify-single-word="false" style:snap-to-layout-grid="false"/>
      <style:text-properties fo:font-size="9pt" style:font-size-asian="9pt"/>
    </style:style>
    <style:style style:name="P24" style:family="paragraph" style:parent-style-name="Standard">
      <style:paragraph-properties style:snap-to-layout-grid="false"/>
      <style:text-properties fo:font-size="9pt" style:font-size-asian="9pt"/>
    </style:style>
    <style:style style:name="P25" style:family="paragraph" style:parent-style-name="Standard">
      <style:paragraph-properties fo:text-align="end" style:justify-single-word="false" style:snap-to-layout-grid="false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1pt" style:font-size-asian="11pt" style:font-name-complex="Arial"/>
    </style:style>
    <style:style style:name="P27" style:family="paragraph" style:parent-style-name="Standard">
      <style:paragraph-properties fo:padding-left="0.141cm" fo:padding-right="0cm" fo:padding-top="0cm" fo:padding-bottom="0cm" fo:border-left="0.018cm solid #000000" fo:border-right="none" fo:border-top="none" fo:border-bottom="none" style:snap-to-layout-grid="false"/>
      <style:text-properties style:font-name="Arial" fo:font-weight="bold" style:font-weight-asian="bold" style:font-name-complex="Arial" style:font-weight-complex="bold"/>
    </style:style>
    <style:style style:name="P28" style:family="paragraph" style:parent-style-name="Standard">
      <style:paragraph-properties fo:padding-left="0.141cm" fo:padding-right="0cm" fo:padding-top="0cm" fo:padding-bottom="0cm" fo:border-left="0.018cm solid #000000" fo:border-right="none" fo:border-top="none" fo:border-bottom="none"/>
      <style:text-properties style:font-name="Arial" style:font-name-complex="Arial"/>
    </style:style>
    <style:style style:name="P29" style:family="paragraph" style:parent-style-name="Standard">
      <style:paragraph-properties fo:margin-left="0.423cm" fo:margin-right="0cm" fo:text-indent="0cm" style:auto-text-indent="false"/>
    </style:style>
    <style:style style:name="P30" style:family="paragraph" style:parent-style-name="Standard">
      <style:paragraph-properties fo:margin-left="0.423cm" fo:margin-right="0cm" fo:text-align="center" style:justify-single-word="false" fo:text-indent="0cm" style:auto-text-indent="false"/>
    </style:style>
    <style:style style:name="P31" style:family="paragraph" style:parent-style-name="Standard">
      <style:paragraph-properties fo:margin-left="0.423cm" fo:margin-right="0cm" fo:text-align="justify" style:justify-single-word="false" fo:text-indent="0cm" style:auto-text-indent="false"/>
      <style:text-properties style:font-name="Arial" fo:font-weight="bold" style:font-weight-asian="bold" style:font-name-complex="Arial" style:font-weight-complex="bold"/>
    </style:style>
    <style:style style:name="P32" style:family="paragraph" style:parent-style-name="Standard" style:list-style-name="WW8Num2">
      <style:paragraph-properties fo:margin-left="1.693cm" fo:margin-right="0cm" fo:text-align="justify" style:justify-single-word="false" fo:text-indent="-0.635cm" style:auto-text-indent="false">
        <style:tab-stops>
          <style:tab-stop style:position="1.693cm"/>
        </style:tab-stops>
      </style:paragraph-properties>
    </style:style>
    <style:style style:name="P33" style:family="paragraph" style:parent-style-name="Standard" style:list-style-name="WW8Num2">
      <style:paragraph-properties fo:margin-left="1.693cm" fo:margin-right="0cm" fo:text-align="justify" style:justify-single-word="false" fo:text-indent="-0.635cm" style:auto-text-indent="false">
        <style:tab-stops>
          <style:tab-stop style:position="1.693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34" style:family="paragraph" style:parent-style-name="Standard">
      <style:paragraph-properties fo:margin-top="0.106cm" fo:margin-bottom="0cm" style:snap-to-layout-grid="false"/>
      <style:text-properties fo:font-size="9pt" style:font-size-asian="9pt"/>
    </style:style>
    <style:style style:name="P35" style:family="paragraph" style:parent-style-name="Standard">
      <style:paragraph-properties fo:margin-top="0.106cm" fo:margin-bottom="0cm"/>
      <style:text-properties style:font-name="Arial" fo:font-size="9pt" style:font-size-asian="9pt" style:font-name-complex="Arial"/>
    </style:style>
    <style:style style:name="P36" style:family="paragraph" style:parent-style-name="Standard">
      <style:paragraph-properties fo:margin-top="0.106cm" fo:margin-bottom="0cm" fo:text-align="justify" style:justify-single-word="false"/>
      <style:text-properties style:font-name="Arial" fo:font-size="9pt" style:font-size-asian="9pt" style:font-name-complex="Arial"/>
    </style:style>
    <style:style style:name="P37" style:family="paragraph" style:parent-style-name="Standard">
      <style:paragraph-properties fo:margin-top="0.106cm" fo:margin-bottom="0cm" fo:text-align="justify" style:justify-single-word="false" style:snap-to-layout-grid="false"/>
      <style:text-properties style:font-name="Arial" fo:font-size="9pt" style:font-size-asian="9pt" style:font-name-complex="Arial"/>
    </style:style>
    <style:style style:name="P38" style:family="paragraph" style:parent-style-name="Standard">
      <style:paragraph-properties fo:margin-top="0.106cm" fo:margin-bottom="0cm" style:snap-to-layout-grid="false"/>
      <style:text-properties style:font-name="Arial" fo:font-size="9pt" style:font-size-asian="9pt" style:font-name-complex="Arial"/>
    </style:style>
    <style:style style:name="P39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8pt" style:font-size-asian="8pt" style:font-name-complex="Arial"/>
    </style:style>
    <style:style style:name="P40" style:family="paragraph" style:parent-style-name="Standard">
      <style:paragraph-properties fo:margin-top="0.212cm" fo:margin-bottom="0cm" style:snap-to-layout-grid="false"/>
      <style:text-properties style:font-name="Arial" fo:font-size="8pt" style:font-size-asian="8pt" style:font-name-complex="Arial"/>
    </style:style>
    <style:style style:name="P41" style:family="paragraph" style:parent-style-name="Standard">
      <style:paragraph-properties fo:margin-top="0.212cm" fo:margin-bottom="0cm" fo:text-align="justify" style:justify-single-word="false" style:snap-to-layout-grid="false"/>
      <style:text-properties fo:font-size="8pt" style:font-size-asian="8pt"/>
    </style:style>
    <style:style style:name="P42" style:family="paragraph" style:parent-style-name="Heading_20_1">
      <style:paragraph-properties style:snap-to-layout-grid="false">
        <style:tab-stops>
          <style:tab-stop style:position="0cm"/>
        </style:tab-stops>
      </style:paragraph-properties>
      <style:text-properties fo:font-size="12pt" style:font-size-asian="12pt"/>
    </style:style>
    <style:style style:name="P43" style:family="paragraph" style:parent-style-name="Heading_20_2">
      <style:paragraph-properties fo:break-before="page">
        <style:tab-stops>
          <style:tab-stop style:position="1.058cm"/>
        </style:tab-stops>
      </style:paragraph-properties>
    </style:style>
    <style:style style:name="P44" style:family="paragraph" style:parent-style-name="Heading_20_3">
      <style:paragraph-properties style:snap-to-layout-grid="false">
        <style:tab-stops>
          <style:tab-stop style:position="0cm"/>
        </style:tab-stops>
      </style:paragraph-properties>
    </style:style>
    <style:style style:name="P45" style:family="paragraph" style:parent-style-name="Heading_20_3">
      <style:paragraph-properties>
        <style:tab-stops>
          <style:tab-stop style:position="0cm"/>
        </style:tab-stops>
      </style:paragraph-properties>
      <style:text-properties fo:font-size="14pt" style:font-size-asian="14pt"/>
    </style:style>
    <style:style style:name="P46" style:family="paragraph" style:parent-style-name="Heading_20_4">
      <style:paragraph-properties style:snap-to-layout-grid="false">
        <style:tab-stops>
          <style:tab-stop style:position="0cm"/>
        </style:tab-stops>
      </style:paragraph-properties>
    </style:style>
    <style:style style:name="P47" style:family="paragraph" style:parent-style-name="Heading_20_4">
      <style:paragraph-properties fo:margin-left="0cm" fo:margin-right="1.506cm" fo:text-indent="0cm" style:auto-text-indent="false">
        <style:tab-stops>
          <style:tab-stop style:position="0cm"/>
        </style:tab-stops>
      </style:paragraph-properties>
    </style:style>
    <style:style style:name="P48" style:family="paragraph" style:parent-style-name="Heading_20_5">
      <style:paragraph-properties style:snap-to-layout-grid="false">
        <style:tab-stops>
          <style:tab-stop style:position="0cm"/>
        </style:tab-stops>
      </style:paragraph-properties>
    </style:style>
    <style:style style:name="P49" style:family="paragraph" style:parent-style-name="Heading_20_6">
      <style:paragraph-properties fo:padding-left="0.141cm" fo:padding-right="0cm" fo:padding-top="0cm" fo:padding-bottom="0cm" fo:border-left="0.018cm solid #000000" fo:border-right="none" fo:border-top="none" fo:border-bottom="none" fo:keep-with-next="always">
        <style:tab-stops>
          <style:tab-stop style:position="0cm"/>
        </style:tab-stops>
      </style:paragraph-properties>
      <style:text-properties fo:font-weight="bold" style:font-weight-asian="bold" style:font-name-complex="Arial" style:font-weight-complex="bold"/>
    </style:style>
    <style:style style:name="P50" style:family="paragraph" style:parent-style-name="Epígrafe">
      <style:text-properties fo:font-size="14pt" style:font-size-asian="14pt"/>
    </style:style>
    <style:style style:name="P51" style:family="paragraph">
      <style:paragraph-properties style:writing-mode="lr-tb"/>
    </style:style>
    <style:style style:name="P52" style:family="paragraph">
      <style:paragraph-properties fo:text-align="start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size="16pt" fo:font-weight="bold" style:font-size-asian="16pt" style:font-weight-asian="bold" style:font-name-complex="Arial" style:font-weight-complex="bold"/>
    </style:style>
    <style:style style:name="T4" style:family="text">
      <style:text-properties style:font-name="Arial" fo:font-size="9pt" style:font-size-asian="9pt" style:font-name-complex="Arial"/>
    </style:style>
    <style:style style:name="T5" style:family="text">
      <style:text-properties style:font-name="Arial" fo:font-size="14pt" style:font-size-asian="14pt" style:font-name-complex="Arial"/>
    </style:style>
    <style:style style:name="T6" style:family="text">
      <style:text-properties style:font-name="Arial" fo:font-size="11pt" style:font-size-asian="11pt" style:font-name-complex="Arial"/>
    </style:style>
    <style:style style:name="T7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8" style:family="text">
      <style:text-properties fo:font-size="14pt" style:font-size-asian="14pt"/>
    </style:style>
    <style:style style:name="T9" style:family="text">
      <style:text-properties fo:font-size="11pt" style:font-size-asian="11pt" style:font-name-complex="Arial"/>
    </style:style>
    <style:style style:name="T10" style:family="text">
      <style:text-properties fo:font-size="8pt" fo:language="es" fo:country="MX" style:font-size-asian="8pt"/>
    </style:style>
    <style:style style:name="T11" style:family="text">
      <style:text-properties fo:language="es" fo:country="MX"/>
    </style:style>
    <style:style style:name="T12" style:family="text"/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gr1" style:family="graphic">
      <style:graphic-properties draw:stroke="none" draw:fill="solid" draw:fill-color="#ffffff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solid" draw:fill-color="#ffffff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asilla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2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3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4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5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6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7" form:control-implementation="ooo:com.sun.star.form.component.CheckBox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8" form:control-implementation="ooo:com.sun.star.form.component.CheckBox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9" form:control-implementation="ooo:com.sun.star.form.component.CheckBox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0" form:control-implementation="ooo:com.sun.star.form.component.CheckBox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1" form:control-implementation="ooo:com.sun.star.form.component.CheckBox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2" form:control-implementation="ooo:com.sun.star.form.component.CheckBox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3" form:control-implementation="ooo:com.sun.star.form.component.CheckBox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4" form:control-implementation="ooo:com.sun.star.form.component.CheckBox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5" form:control-implementation="ooo:com.sun.star.form.component.CheckBox" form:id="control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6" form:control-implementation="ooo:com.sun.star.form.component.CheckBox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7" form:control-implementation="ooo:com.sun.star.form.component.CheckBox" form:id="control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8" form:control-implementation="ooo:com.sun.star.form.component.CheckBox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9" form:control-implementation="ooo:com.sun.star.form.component.CheckBox" form:id="control1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20" form:control-implementation="ooo:com.sun.star.form.component.CheckBox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6" form:control-implementation="ooo:com.sun.star.form.component.CheckBox" form:id="control2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7" form:control-implementation="ooo:com.sun.star.form.component.CheckBox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8" form:control-implementation="ooo:com.sun.star.form.component.CheckBox" form:id="control2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9" form:control-implementation="ooo:com.sun.star.form.component.CheckBox" form:id="control2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20" form:control-implementation="ooo:com.sun.star.form.component.CheckBox" form:id="control2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6" form:control-implementation="ooo:com.sun.star.form.component.CheckBox" form:id="control2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7" form:control-implementation="ooo:com.sun.star.form.component.CheckBox" form:id="control2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8" form:control-implementation="ooo:com.sun.star.form.component.CheckBox" form:id="control2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9" form:control-implementation="ooo:com.sun.star.form.component.CheckBox" form:id="control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20" form:control-implementation="ooo:com.sun.star.form.component.CheckBox" form:id="control3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2" form:control-implementation="ooo:com.sun.star.form.component.CheckBox" form:id="control3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3" form:control-implementation="ooo:com.sun.star.form.component.CheckBox" form:id="control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4" form:control-implementation="ooo:com.sun.star.form.component.CheckBox" form:id="control3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5" form:control-implementation="ooo:com.sun.star.form.component.CheckBox" form:id="control3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6" form:control-implementation="ooo:com.sun.star.form.component.CheckBox" form:id="control3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7" form:control-implementation="ooo:com.sun.star.form.component.CheckBox" form:id="control3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8" form:control-implementation="ooo:com.sun.star.form.component.CheckBox" form:id="control3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9" form:control-implementation="ooo:com.sun.star.form.component.CheckBox" form:id="control3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0" form:control-implementation="ooo:com.sun.star.form.component.CheckBox" form:id="control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1" form:control-implementation="ooo:com.sun.star.form.component.CheckBox" form:id="control4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2" form:control-implementation="ooo:com.sun.star.form.component.CheckBox" form:id="control4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3" form:control-implementation="ooo:com.sun.star.form.component.CheckBox" form:id="control4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4" form:control-implementation="ooo:com.sun.star.form.component.CheckBox" form:id="control4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5" form:control-implementation="ooo:com.sun.star.form.component.CheckBox" form:id="control4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6" form:control-implementation="ooo:com.sun.star.form.component.CheckBox" form:id="control4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7" form:control-implementation="ooo:com.sun.star.form.component.CheckBox" form:id="control4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8" form:control-implementation="ooo:com.sun.star.form.component.CheckBox" form:id="control4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9" form:control-implementation="ooo:com.sun.star.form.component.CheckBox" form:id="control4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20" form:control-implementation="ooo:com.sun.star.form.component.CheckBox" form:id="control5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6" form:control-implementation="ooo:com.sun.star.form.component.CheckBox" form:id="control5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7" form:control-implementation="ooo:com.sun.star.form.component.CheckBox" form:id="control5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8" form:control-implementation="ooo:com.sun.star.form.component.CheckBox" form:id="control5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9" form:control-implementation="ooo:com.sun.star.form.component.CheckBox" form:id="control5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20" form:control-implementation="ooo:com.sun.star.form.component.CheckBox" form:id="control5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6" form:control-implementation="ooo:com.sun.star.form.component.CheckBox" form:id="control5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7" form:control-implementation="ooo:com.sun.star.form.component.CheckBox" form:id="control5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8" form:control-implementation="ooo:com.sun.star.form.component.CheckBox" form:id="control5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9" form:control-implementation="ooo:com.sun.star.form.component.CheckBox" form:id="control5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20" form:control-implementation="ooo:com.sun.star.form.component.CheckBox" form:id="control6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21" form:control-implementation="ooo:com.sun.star.form.component.CheckBox" form:id="control6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22" form:control-implementation="ooo:com.sun.star.form.component.CheckBox" form:id="control6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1" draw:name="gráficos1" text:anchor-type="char" svg:x="0.164cm" svg:y="0.293cm" svg:width="3.623cm" svg:height="2.519cm" draw:z-index="8"><draw:image xlink:href="Pictures/2000000700007011000072E059CEB211.wmf" xlink:type="simple" xlink:show="embed" xlink:actuate="onLoad"/></draw:frame></text:p>
          </table:table-cell>
          <table:table-cell table:style-name="Tabla1.B1" office:value-type="string">
            <text:p text:style-name="P27"/>
            <text:p text:style-name="P27">REPUBLICA DE BOLIVARIANA DE VENEZUELA</text:p>
            <text:h text:style-name="P49" text:outline-level="6">LA NUEVA TELEVISION DEL SUR (TVSUR)</text:h>
            <text:p text:style-name="P28">Dirección General de Recursos Humanos </text:p>
            <text:p text:style-name="P28">Unidad de Captación y Desarrollo</text:p>
            <text:p text:style-name="P28"/>
            <text:p text:style-name="P28"/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2" office:value-type="string">
            <text:p text:style-name="P2"><text:span text:style-name="T2"><text:s text:c="45"/></text:span><text:span text:style-name="T3">EVALUACION DE EFICIENCIA</text:span></text:p>
          </table:table-cell>
          <table:table-cell table:style-name="Tabla2.B1" table:number-columns-spanned="3" office:value-type="string">
            <text:p text:style-name="P7">FECHA DE ELABORACIÓN</text:p>
          </table:table-cell>
          <table:covered-table-cell/>
          <table:covered-table-cell/>
        </table:table-row>
        <table:table-row table:style-name="Tabla2.2">
          <table:covered-table-cell/>
          <table:table-cell table:style-name="Tabla2.B2" office:value-type="string">
            <text:p text:style-name="P19"><text:bookmark-start text:name="Texto1"/><text:text-input text:description="Texto1">  </text:text-input><text:bookmark-end text:name="Texto1"/></text:p>
          </table:table-cell>
          <table:table-cell table:style-name="Tabla2.B2" office:value-type="string">
            <text:p text:style-name="P2"><text:bookmark-start text:name="Texto2"/><text:text-input text:description="Texto2">  </text:text-input><text:bookmark-end text:name="Texto2"/></text:p>
          </table:table-cell>
          <table:table-cell table:style-name="Tabla2.D2" office:value-type="string">
            <text:p text:style-name="P2"><text:bookmark-start text:name="Texto3"/><text:text-input text:description="Texto3">    </text:text-input><text:bookmark-end text:name="Texto3"/></text:p>
          </table:table-cell>
        </table:table-row>
      </table:table>
      <text:p text:style-name="P50">PERSONAL OBRERO</text:p>
      <text:p text:style-name="P2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table:number-columns-spanned="5" office:value-type="string">
            <text:h text:style-name="P42" text:outline-level="1">DATOS <text:s/>DEL EVALUADO</text:h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table:number-columns-spanned="4" office:value-type="string">
            <text:p text:style-name="P7">1. APELLIDOS Y NOMBRES</text:p>
          </table:table-cell>
          <table:covered-table-cell/>
          <table:covered-table-cell/>
          <table:covered-table-cell/>
          <table:table-cell table:style-name="Tabla3.E2" office:value-type="string">
            <text:p text:style-name="P7">2. CEDULA DE IDENTIDAD</text:p>
          </table:table-cell>
        </table:table-row>
        <table:table-row table:style-name="Tabla3.3">
          <table:table-cell table:style-name="Tabla3.A3" table:number-columns-spanned="4" office:value-type="string">
            <text:p text:style-name="P4"><text:bookmark-start text:name="Texto4"/><text:text-input text:description="Texto4">     </text:text-input><text:bookmark-end text:name="Texto4"/></text:p>
          </table:table-cell>
          <table:covered-table-cell/>
          <table:covered-table-cell/>
          <table:covered-table-cell/>
          <table:table-cell table:style-name="Tabla3.E3" office:value-type="string">
            <text:p text:style-name="P22"><text:bookmark-start text:name="Texto5"/><text:span text:style-name="T1"><text:text-input text:description="Texto5">     </text:text-input></text:span><text:bookmark-end text:name="Texto5"/><text:span text:style-name="T2"><text:tab/></text:span></text:p>
          </table:table-cell>
        </table:table-row>
        <table:table-row table:style-name="Tabla3.4">
          <table:table-cell table:style-name="Tabla3.A4" office:value-type="string">
            <text:p text:style-name="P7">3. TITULO DEL PUESTO</text:p>
          </table:table-cell>
          <table:table-cell table:style-name="Tabla3.A4" table:number-columns-spanned="2" office:value-type="string">
            <text:p text:style-name="P7">4. CODIGO</text:p>
          </table:table-cell>
          <table:covered-table-cell/>
          <table:table-cell table:style-name="Tabla3.A4" office:value-type="string">
            <text:p text:style-name="P7">5. FECHA DE INGRESO</text:p>
          </table:table-cell>
          <table:table-cell table:style-name="Tabla3.E4" office:value-type="string">
            <text:p text:style-name="P7">6. TIEMPO EN EL PUESTO</text:p>
          </table:table-cell>
        </table:table-row>
        <table:table-row table:style-name="Tabla3.5">
          <table:table-cell table:style-name="Tabla3.A3" office:value-type="string">
            <text:p text:style-name="P3"><text:bookmark-start text:name="Texto6"/><text:text-input text:description="Texto6">     </text:text-input><text:bookmark-end text:name="Texto6"/></text:p>
          </table:table-cell>
          <table:table-cell table:style-name="Tabla3.A3" table:number-columns-spanned="2" office:value-type="string">
            <text:p text:style-name="P3"><text:bookmark-start text:name="Texto7"/><text:text-input text:description="Texto7">     </text:text-input><text:bookmark-end text:name="Texto7"/></text:p>
          </table:table-cell>
          <table:covered-table-cell/>
          <table:table-cell table:style-name="Tabla3.A3" office:value-type="string">
            <text:p text:style-name="P3"><text:bookmark-start text:name="Texto8"/><text:text-input text:description="Texto8">     </text:text-input><text:bookmark-end text:name="Texto8"/></text:p>
          </table:table-cell>
          <table:table-cell table:style-name="Tabla3.E3" office:value-type="string">
            <text:p text:style-name="P3"><text:bookmark-start text:name="Texto9"/><text:text-input text:description="Texto9">     </text:text-input><text:bookmark-end text:name="Texto9"/></text:p>
          </table:table-cell>
        </table:table-row>
        <table:table-row table:style-name="Tabla3.5">
          <table:table-cell table:style-name="Tabla3.A4" table:number-columns-spanned="3" office:value-type="string">
            <text:p text:style-name="P7">7. UBICACIÓN ADMINISTRATIVA</text:p>
          </table:table-cell>
          <table:covered-table-cell/>
          <table:covered-table-cell/>
          <table:table-cell table:style-name="Tabla3.E4" table:number-columns-spanned="2" office:value-type="string">
            <text:p text:style-name="P7">8. UBICACIÓN GEOGRAFICA</text:p>
          </table:table-cell>
          <table:covered-table-cell/>
        </table:table-row>
        <table:table-row table:style-name="Tabla3.5">
          <table:table-cell table:style-name="Tabla3.A3" table:number-columns-spanned="3" office:value-type="string">
            <text:p text:style-name="P5"><text:bookmark-start text:name="Texto10"/><text:text-input text:description="Texto10">     </text:text-input><text:bookmark-end text:name="Texto10"/></text:p>
          </table:table-cell>
          <table:covered-table-cell/>
          <table:covered-table-cell/>
          <table:table-cell table:style-name="Tabla3.E3" table:number-columns-spanned="2" office:value-type="string">
            <text:p text:style-name="P5"><text:bookmark-start text:name="Texto11"/><text:text-input text:description="Texto11">     </text:text-input><text:bookmark-end text:name="Texto11"/></text:p>
          </table:table-cell>
          <table:covered-table-cell/>
        </table:table-row>
        <table:table-row table:style-name="Tabla3.5">
          <table:table-cell table:style-name="Tabla3.A4" table:number-columns-spanned="2" office:value-type="string">
            <text:p text:style-name="P7">9. FECHA DE EVALUACIÓN</text:p>
          </table:table-cell>
          <table:covered-table-cell/>
          <table:table-cell table:style-name="Tabla3.E4" table:number-columns-spanned="3" office:value-type="string">
            <text:p text:style-name="P7">10. AREA OCUPACIONAL</text:p>
          </table:table-cell>
          <table:covered-table-cell/>
          <table:covered-table-cell/>
        </table:table-row>
        <table:table-row table:style-name="Tabla3.5">
          <table:table-cell table:style-name="Tabla3.A3" table:number-columns-spanned="2" office:value-type="string">
            <text:p text:style-name="P5"><text:bookmark-start text:name="Texto12"/><text:text-input text:description="Texto12">     </text:text-input><text:bookmark-end text:name="Texto12"/></text:p>
          </table:table-cell>
          <table:covered-table-cell/>
          <table:table-cell table:style-name="Tabla3.E3" table:number-columns-spanned="3" office:value-type="string">
            <text:p text:style-name="P5"><text:bookmark-start text:name="Texto13"/><text:text-input text:description="Texto13">     </text:text-input><text:bookmark-end text:name="Texto13"/></text:p>
          </table:table-cell>
          <table:covered-table-cell/>
          <table:covered-table-cell/>
        </table:table-row>
      </table:table>
      <text:p text:style-name="P3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h text:style-name="P46" text:outline-level="4">DATOS <text:s/>DEL EVALUADOR</text:h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table:number-columns-spanned="2" office:value-type="string">
            <text:p text:style-name="P7">1. APELLIDOS Y NOMBRES</text:p>
          </table:table-cell>
          <table:covered-table-cell/>
          <table:table-cell table:style-name="Tabla4.A2" office:value-type="string">
            <text:p text:style-name="P7">2. CEDULA DE IDENTIDAD</text:p>
          </table:table-cell>
          <table:table-cell table:style-name="Tabla4.D2" office:value-type="string">
            <text:p text:style-name="P7">3. FECHA DE INGRESO</text:p>
          </table:table-cell>
        </table:table-row>
        <table:table-row table:style-name="Tabla4.3">
          <table:table-cell table:style-name="Tabla4.A3" table:number-columns-spanned="2" office:value-type="string">
            <text:p text:style-name="P5"><text:bookmark-start text:name="Texto14"/><text:text-input text:description="Texto14">     </text:text-input><text:bookmark-end text:name="Texto14"/></text:p>
          </table:table-cell>
          <table:covered-table-cell/>
          <table:table-cell table:style-name="Tabla4.A3" office:value-type="string">
            <text:p text:style-name="P3"><text:bookmark-start text:name="Texto15"/><text:text-input text:description="Texto15">     </text:text-input><text:bookmark-end text:name="Texto15"/></text:p>
          </table:table-cell>
          <table:table-cell table:style-name="Tabla4.D3" office:value-type="string">
            <text:p text:style-name="P3"><text:bookmark-start text:name="Texto16"/><text:text-input text:description="Texto16">     </text:text-input><text:bookmark-end text:name="Texto16"/></text:p>
          </table:table-cell>
        </table:table-row>
        <table:table-row table:style-name="Tabla4.4">
          <table:table-cell table:style-name="Tabla4.A4" office:value-type="string">
            <text:p text:style-name="P7">4. DENOMINACIÓN DEL CARGO</text:p>
          </table:table-cell>
          <table:table-cell table:style-name="Tabla4.B4" table:number-columns-spanned="3" office:value-type="string">
            <text:p text:style-name="P7">5. UBICACIÓN ADMINISTRATIVA</text:p>
          </table:table-cell>
          <table:covered-table-cell/>
          <table:covered-table-cell/>
        </table:table-row>
        <table:table-row table:style-name="Tabla4.4">
          <table:table-cell table:style-name="Tabla4.A3" office:value-type="string">
            <text:p text:style-name="P5"><text:bookmark-start text:name="Texto17"/><text:text-input text:description="Texto17">     </text:text-input><text:bookmark-end text:name="Texto17"/></text:p>
          </table:table-cell>
          <table:table-cell table:style-name="Tabla4.D3" table:number-columns-spanned="3" office:value-type="string">
            <text:p text:style-name="P5"><text:bookmark-start text:name="Texto18"/><text:text-input text:description="Texto18">     </text:text-input><text:bookmark-end text:name="Texto18"/></text:p>
          </table:table-cell>
          <table:covered-table-cell/>
          <table:covered-table-cell/>
        </table:table-row>
      </table:table>
      <text:p text:style-name="P29"/>
      <text:p text:style-name="P31">INSTRUCCIONES:</text:p>
      <text:list xml:id="list33191956" text:style-name="WW8Num2">
        <text:list-item>
          <text:p text:style-name="P33">La evaluación debe ser llenada por el supervisor inmediato y sin correcciones.</text:p>
        </text:list-item>
        <text:list-item>
          <text:p text:style-name="P33">Cada factor debe ser evaluado de manera independiente del resto de los otros factores.</text:p>
        </text:list-item>
        <text:list-item>
          <text:p text:style-name="P33">Lea cuidadosamente cada uno de los factores descritos y marque con una equis (X) en el recuadro correspondiente, la alternativa que mejor refleje la actuación del trabajador evaluado.</text:p>
        </text:list-item>
        <text:list-item>
          <text:p text:style-name="P33">Marque sólo una equis (X) por factor.</text:p>
        </text:list-item>
        <text:list-item>
          <text:p text:style-name="P33">Cuando el trabajador desempeñe un puesto de trabajo de nivel obrero evalúe los ocho (8) primeros factores.</text:p>
        </text:list-item>
        <text:list-item>
          <text:p text:style-name="P33">Cuando el trabajador desempeñe un puesto de trabajo de nivel supervisorio, evalúe todos los factores.</text:p>
        </text:list-item>
        <text:list-item>
          <text:p text:style-name="P32"><draw:custom-shape text:anchor-type="char" draw:z-index="4" draw:style-name="gr2" draw:text-style-name="P51" svg:width="0.736cm" svg:height="0.883cm" svg:x="18.411cm" svg:y="1.524cm"><text:p/><draw:enhanced-geometry svg:viewBox="0 0 21600 21600" draw:type="rectangle" draw:enhanced-path="M 0 0 L 21600 0 21600 21600 0 21600 0 0 Z N"/></draw:custom-shape><text:span text:style-name="T2">Su apreciación debe reflejar una opinión objetiva e imparcial del desempeño del trabajador, no permita que los sentimientos personales y prejuicios influyan en la evaluación.</text:span></text:p>
        </text:list-item>
      </text:list>
      <text:h text:style-name="P43" text:outline-level="2">FACTORES A EVALUAR</text:h>
      <table:table table:name="Tabla5" table:style-name="Tabla5">
        <table:table-column table:style-name="Tabla5.A"/>
        <table:table-column table:style-name="Tabla5.B" table:number-columns-repeated="3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table:number-columns-spanned="5" office:value-type="string">
            <text:p text:style-name="P37">CALIDAD DEL TRABAJO: </text:p>
            <text:p text:style-name="P9">REALIZAR LAS TAREAS ASIGNADAS CON EXACTITUD, CLARIDAD Y CUIDADO A FIN DE EVITAR ERRORES Y OMISIONES.</text:p>
          </table:table-cell>
          <table:covered-table-cell/>
          <table:covered-table-cell/>
          <table:covered-table-cell/>
          <table:covered-table-cell/>
          <table:table-cell table:style-name="Tabla5.F1" office:value-type="string">
            <text:p text:style-name="P11"/>
          </table:table-cell>
          <table:table-cell table:style-name="Tabla5.G1" office:value-type="string">
            <text:p text:style-name="P12"/>
          </table:table-cell>
        </table:table-row>
        <table:table-row table:style-name="Tabla5.1">
          <table:table-cell table:style-name="Tabla5.A2" office:value-type="string">
            <text:p text:style-name="P39">Constantemente comete errores y omisiones a pesar de las reiteradas correcciones, no alcanza los resultados esperados</text:p>
          </table:table-cell>
          <table:table-cell table:style-name="Tabla5.A2" office:value-type="string">
            <text:p text:style-name="P39">Ejecuta las tareas asignadas con exactitud, claridad y cuidado, evitando errores y omisiones</text:p>
          </table:table-cell>
          <table:table-cell table:style-name="Tabla5.A2" office:value-type="string">
            <text:p text:style-name="P39">El trabajo ejecutado se ajusta parcialmente a los resultados esperados, comete errores y omisiones que lo obligan a hacer correcciones</text:p>
          </table:table-cell>
          <table:table-cell table:style-name="Tabla5.A2" office:value-type="string">
            <text:p text:style-name="P39">Ejecuta los trabajos asignados sin errores, ni omisiones superar los parámetros logrados resultados por encima de lo esperado</text:p>
          </table:table-cell>
          <table:table-cell table:style-name="Tabla5.A2" office:value-type="string">
            <text:p text:style-name="P39">Siempre ejecuta su trabajo con exactitud, logrando frecuentemente resultados por encima de lo esperado</text:p>
          </table:table-cell>
          <table:table-cell table:style-name="Tabla5.F2" office:value-type="string">
            <text:p text:style-name="P39"/>
          </table:table-cell>
          <table:table-cell table:style-name="Tabla5.G1" office:value-type="string">
            <text:p text:style-name="P1"/>
          </table:table-cell>
        </table:table-row>
        <table:table-row table:style-name="Tabla5.3">
          <table:table-cell table:style-name="Tabla5.A3" office:value-type="string">
            <text:p text:style-name="P25"><text:bookmark-start text:name="Casilla1"/><draw:control text:anchor-type="as-char" draw:z-index="9" draw:style-name="gr3" draw:text-style-name="P52" svg:width="0.32cm" svg:height="0.32cm" draw:control="control1"/><text:bookmark-end text:name="Casilla1"/></text:p>
          </table:table-cell>
          <table:table-cell table:style-name="Tabla5.A3" office:value-type="string">
            <text:p text:style-name="P25"><text:bookmark-start text:name="Casilla2"/><draw:control text:anchor-type="as-char" draw:z-index="10" draw:style-name="gr3" draw:text-style-name="P52" svg:width="0.32cm" svg:height="0.32cm" draw:control="control2"/><text:bookmark-end text:name="Casilla2"/></text:p>
          </table:table-cell>
          <table:table-cell table:style-name="Tabla5.A3" office:value-type="string">
            <text:p text:style-name="P25"><text:bookmark-start text:name="Casilla3"/><draw:control text:anchor-type="as-char" draw:z-index="11" draw:style-name="gr3" draw:text-style-name="P52" svg:width="0.32cm" svg:height="0.32cm" draw:control="control3"/><text:bookmark-end text:name="Casilla3"/></text:p>
          </table:table-cell>
          <table:table-cell table:style-name="Tabla5.A3" office:value-type="string">
            <text:p text:style-name="P25"><text:bookmark-start text:name="Casilla4"/><draw:control text:anchor-type="as-char" draw:z-index="12" draw:style-name="gr3" draw:text-style-name="P52" svg:width="0.32cm" svg:height="0.32cm" draw:control="control4"/><text:bookmark-end text:name="Casilla4"/></text:p>
          </table:table-cell>
          <table:table-cell table:style-name="Tabla5.A3" office:value-type="string">
            <text:p text:style-name="P25"><text:bookmark-start text:name="Casilla5"/><draw:control text:anchor-type="as-char" draw:z-index="13" draw:style-name="gr3" draw:text-style-name="P52" svg:width="0.32cm" svg:height="0.32cm" draw:control="control5"/><text:bookmark-end text:name="Casilla5"/></text:p>
          </table:table-cell>
          <table:table-cell table:style-name="Tabla5.F3" table:number-columns-spanned="2" office:value-type="string">
            <text:p text:style-name="P25"><text:bookmark-start text:name="Texto19"/><text:text-input text:description="Texto19">     </text:text-input><text:bookmark-end text:name="Texto19"/></text:p>
          </table:table-cell>
          <table:covered-table-cell/>
        </table:table-row>
        <table:table-row table:style-name="Tabla5.1">
          <table:table-cell table:style-name="Tabla5.A1" table:number-columns-spanned="5" office:value-type="string">
            <text:p text:style-name="P37">CANTIDAD DE TRABAJO:</text:p>
            <text:p text:style-name="P9">VOLUMEN DE TRABAJO CAPAZ DE SER REALIZADO POR EL TRABAJADOR EN SU JORNADA NORMAL, DE ACUERDO A LAS EXIGENCIAS DEL PUESTO DE TRABAJO.</text:p>
          </table:table-cell>
          <table:covered-table-cell/>
          <table:covered-table-cell/>
          <table:covered-table-cell/>
          <table:covered-table-cell/>
          <table:table-cell table:style-name="Tabla5.A2" office:value-type="string">
            <text:p text:style-name="P23"/>
          </table:table-cell>
          <table:table-cell table:style-name="Tabla5.G1" office:value-type="string">
            <text:p text:style-name="P12"/>
          </table:table-cell>
        </table:table-row>
        <table:table-row table:style-name="Tabla5.1">
          <table:table-cell table:style-name="Tabla5.A2" office:value-type="string">
            <text:p text:style-name="P39">Frecuentemente presenta problemas para cumplir con el volumen de trabajo asignado</text:p>
          </table:table-cell>
          <table:table-cell table:style-name="Tabla5.A2" office:value-type="string">
            <text:p text:style-name="P39">Realiza su trabajo en forma muy lenta, lo que le impide cumplir con el volumen asignado</text:p>
          </table:table-cell>
          <table:table-cell table:style-name="Tabla5.A2" office:value-type="string">
            <text:p text:style-name="P39">Realiza su trabajo con rapidez, alcanzando siempre, mayor producción de lo que le es asignado</text:p>
          </table:table-cell>
          <table:table-cell table:style-name="Tabla5.A2" office:value-type="string">
            <text:p text:style-name="P39">Cumple con el volumen exigido por el puesto del trabajador y a menudo sobrepasa lo exigido</text:p>
          </table:table-cell>
          <table:table-cell table:style-name="Tabla5.A2" office:value-type="string">
            <text:p text:style-name="P39">Cumple con el volumen exigido por el puesto de trabajo </text:p>
          </table:table-cell>
          <table:table-cell table:style-name="Tabla5.F2" office:value-type="string">
            <text:p text:style-name="P40"/>
          </table:table-cell>
          <table:table-cell table:style-name="Tabla5.G1" office:value-type="string">
            <text:p text:style-name="P1"/>
          </table:table-cell>
        </table:table-row>
        <table:table-row table:style-name="Tabla5.6">
          <table:table-cell table:style-name="Tabla5.A3" office:value-type="string">
            <text:p text:style-name="P25"><text:bookmark-start text:name="Casilla6"/><draw:control text:anchor-type="as-char" draw:z-index="14" draw:style-name="gr3" draw:text-style-name="P52" svg:width="0.32cm" svg:height="0.32cm" draw:control="control6"/><text:bookmark-end text:name="Casilla6"/></text:p>
          </table:table-cell>
          <table:table-cell table:style-name="Tabla5.A3" office:value-type="string">
            <text:p text:style-name="P25"><text:bookmark-start text:name="Casilla7"/><draw:control text:anchor-type="as-char" draw:z-index="15" draw:style-name="gr3" draw:text-style-name="P52" svg:width="0.32cm" svg:height="0.32cm" draw:control="control7"/><text:bookmark-end text:name="Casilla7"/></text:p>
          </table:table-cell>
          <table:table-cell table:style-name="Tabla5.A3" office:value-type="string">
            <text:p text:style-name="P25"><text:bookmark-start text:name="Casilla8"/><draw:control text:anchor-type="as-char" draw:z-index="16" draw:style-name="gr3" draw:text-style-name="P52" svg:width="0.32cm" svg:height="0.32cm" draw:control="control8"/><text:bookmark-end text:name="Casilla8"/></text:p>
          </table:table-cell>
          <table:table-cell table:style-name="Tabla5.A3" office:value-type="string">
            <text:p text:style-name="P25"><text:bookmark-start text:name="Casilla9"/><draw:control text:anchor-type="as-char" draw:z-index="17" draw:style-name="gr3" draw:text-style-name="P52" svg:width="0.32cm" svg:height="0.32cm" draw:control="control9"/><text:bookmark-end text:name="Casilla9"/></text:p>
          </table:table-cell>
          <table:table-cell table:style-name="Tabla5.A3" office:value-type="string">
            <text:p text:style-name="P25"><text:bookmark-start text:name="Casilla10"/><draw:control text:anchor-type="as-char" draw:z-index="18" draw:style-name="gr3" draw:text-style-name="P52" svg:width="0.32cm" svg:height="0.32cm" draw:control="control10"/><text:bookmark-end text:name="Casilla10"/></text:p>
          </table:table-cell>
          <table:table-cell table:style-name="Tabla5.F3" table:number-columns-spanned="2" office:value-type="string">
            <text:p text:style-name="P25"><text:bookmark-start text:name="Texto20"/><text:text-input text:description="Texto20">     </text:text-input><text:bookmark-end text:name="Texto20"/></text:p>
          </table:table-cell>
          <table:covered-table-cell/>
        </table:table-row>
        <table:table-row table:style-name="Tabla5.1">
          <table:table-cell table:style-name="Tabla5.A1" table:number-columns-spanned="5" office:value-type="string">
            <text:p text:style-name="P37">CUMPLIMIENTO DE NORMAS:</text:p>
            <text:p text:style-name="P9">CUMPLIMIENTO DE LOS REGLAMENTOS Y PROCEDIMIENTOS ESTABLECIDOS POR LA ORGANIZACIÓN, TALES COMO ASISTENCIA Y PUNTUALIDAD, LIMPIEZA Y ORDEN DEL LUGAR DE TRABAJO, APARIENCIA E HIGIENE PERSONAL, ENTRE OTRAS.</text:p>
          </table:table-cell>
          <table:covered-table-cell/>
          <table:covered-table-cell/>
          <table:covered-table-cell/>
          <table:covered-table-cell/>
          <table:table-cell table:style-name="Tabla5.A2" office:value-type="string">
            <text:p text:style-name="P10"/>
          </table:table-cell>
          <table:table-cell table:style-name="Tabla5.G1" office:value-type="string">
            <text:p text:style-name="P12"/>
          </table:table-cell>
        </table:table-row>
        <table:table-row table:style-name="Tabla5.1">
          <table:table-cell table:style-name="Tabla5.A1" office:value-type="string">
            <text:p text:style-name="P39">Cumple con los reglamentos y procedimientos establecidos por el organismo</text:p>
          </table:table-cell>
          <table:table-cell table:style-name="Tabla5.A1" office:value-type="string">
            <text:p text:style-name="P39">En muchas ocasiones incumple con los reglamentos y procedimientos establecidos</text:p>
          </table:table-cell>
          <table:table-cell table:style-name="Tabla5.A1" office:value-type="string">
            <text:p text:style-name="P39">No cumple con los reglamentos y procedimientos establecidos por el organismo</text:p>
          </table:table-cell>
          <table:table-cell table:style-name="Tabla5.A1" office:value-type="string">
            <text:p text:style-name="P39">Cumple siempre con los reglamentos y procedimientos establecidos, estimula a los compañeros y aporta ideas y soluciones</text:p>
          </table:table-cell>
          <table:table-cell table:style-name="Tabla5.A1" office:value-type="string">
            <text:p text:style-name="P39">Cumple con los reglamentos y procedimientos establecidos y estimula a los compañeros a acatar la normativa</text:p>
          </table:table-cell>
          <table:table-cell table:style-name="Tabla5.F2" office:value-type="string">
            <text:p text:style-name="P13"/>
          </table:table-cell>
          <table:table-cell table:style-name="Tabla5.G1" office:value-type="string">
            <text:p text:style-name="P1"/>
          </table:table-cell>
        </table:table-row>
        <table:table-row table:style-name="Tabla5.9">
          <table:table-cell table:style-name="Tabla5.A9" office:value-type="string">
            <text:p text:style-name="P25"><text:bookmark-start text:name="Casilla11"/><draw:control text:anchor-type="as-char" draw:z-index="19" draw:style-name="gr3" draw:text-style-name="P52" svg:width="0.32cm" svg:height="0.32cm" draw:control="control11"/><text:bookmark-end text:name="Casilla11"/></text:p>
          </table:table-cell>
          <table:table-cell table:style-name="Tabla5.A9" office:value-type="string">
            <text:p text:style-name="P25"><text:bookmark-start text:name="Casilla12"/><draw:control text:anchor-type="as-char" draw:z-index="20" draw:style-name="gr3" draw:text-style-name="P52" svg:width="0.32cm" svg:height="0.32cm" draw:control="control12"/><text:bookmark-end text:name="Casilla12"/></text:p>
          </table:table-cell>
          <table:table-cell table:style-name="Tabla5.A9" office:value-type="string">
            <text:p text:style-name="P25"><text:bookmark-start text:name="Casilla13"/><draw:control text:anchor-type="as-char" draw:z-index="21" draw:style-name="gr3" draw:text-style-name="P52" svg:width="0.32cm" svg:height="0.32cm" draw:control="control13"/><text:bookmark-end text:name="Casilla13"/></text:p>
          </table:table-cell>
          <table:table-cell table:style-name="Tabla5.A9" office:value-type="string">
            <text:p text:style-name="P25"><text:bookmark-start text:name="Casilla14"/><draw:control text:anchor-type="as-char" draw:z-index="22" draw:style-name="gr3" draw:text-style-name="P52" svg:width="0.32cm" svg:height="0.32cm" draw:control="control14"/><text:bookmark-end text:name="Casilla14"/></text:p>
          </table:table-cell>
          <table:table-cell table:style-name="Tabla5.A9" office:value-type="string">
            <text:p text:style-name="P25"><text:bookmark-start text:name="Casilla15"/><draw:control text:anchor-type="as-char" draw:z-index="23" draw:style-name="gr3" draw:text-style-name="P52" svg:width="0.32cm" svg:height="0.32cm" draw:control="control15"/><text:bookmark-end text:name="Casilla15"/></text:p>
          </table:table-cell>
          <table:table-cell table:style-name="Tabla5.F3" table:number-columns-spanned="2" office:value-type="string">
            <text:p text:style-name="P25"><text:bookmark-start text:name="Texto21"/><text:text-input text:description="Texto21">     </text:text-input><text:bookmark-end text:name="Texto21"/></text:p>
          </table:table-cell>
          <table:covered-table-cell/>
        </table:table-row>
        <table:table-row table:style-name="Tabla5.1">
          <table:table-cell table:style-name="Tabla5.A1" table:number-columns-spanned="5" office:value-type="string">
            <text:p text:style-name="P38">HÁBITOS DE SEGURIDAD:</text:p>
            <text:p text:style-name="P8">CUMPLIMIENTO DE LOS NORMAS Y PROCEDIMIENTOS ESTABLECIDOS POR LA ORGANIZACIÓN PARA PROTEGER LA INTEGRIDAD FISICA Y MENTAL DEL TRABAJADOR.</text:p>
          </table:table-cell>
          <table:covered-table-cell/>
          <table:covered-table-cell/>
          <table:covered-table-cell/>
          <table:covered-table-cell/>
          <table:table-cell table:style-name="Tabla5.A2" office:value-type="string">
            <text:p text:style-name="P24"/>
          </table:table-cell>
          <table:table-cell table:style-name="Tabla5.G1" office:value-type="string">
            <text:p text:style-name="P12"/>
          </table:table-cell>
        </table:table-row>
        <table:table-row table:style-name="Tabla5.1">
          <table:table-cell table:style-name="Tabla5.A1" office:value-type="string">
            <text:p text:style-name="P39">En muchas ocasiones incumple con las normas y procedimientos de seguridad establecidos</text:p>
          </table:table-cell>
          <table:table-cell table:style-name="Tabla5.A1" office:value-type="string">
            <text:p text:style-name="P39">No cumple con las normas y procedimientos de seguridad establecidos por el organismo</text:p>
          </table:table-cell>
          <table:table-cell table:style-name="Tabla5.A1" office:value-type="string">
            <text:p text:style-name="P39">Cumple con las normas y procedimientos establecidos constituyen un ejemplo para sus compañeros y aporta ideas para evitar accidentes</text:p>
          </table:table-cell>
          <table:table-cell table:style-name="Tabla5.A1" office:value-type="string">
            <text:p text:style-name="P39">Cumple con las normas y procedimientos establecidos y constituye un ejemplo para sus compañeros</text:p>
          </table:table-cell>
          <table:table-cell table:style-name="Tabla5.A1" office:value-type="string">
            <text:p text:style-name="P39">Cumple con las normas y procedimientos establecidos por el organismo</text:p>
          </table:table-cell>
          <table:table-cell table:style-name="Tabla5.F2" office:value-type="string">
            <text:p text:style-name="P41"/>
          </table:table-cell>
          <table:table-cell table:style-name="Tabla5.G1" office:value-type="string">
            <text:p text:style-name="P1"/>
          </table:table-cell>
        </table:table-row>
        <table:table-row table:style-name="Tabla5.12">
          <table:table-cell table:style-name="Tabla5.A9" office:value-type="string">
            <text:p text:style-name="P25"><text:bookmark-start text:name="Casilla16"/><draw:control text:anchor-type="as-char" draw:z-index="24" draw:style-name="gr3" draw:text-style-name="P52" svg:width="0.32cm" svg:height="0.32cm" draw:control="control16"/><text:bookmark-end text:name="Casilla16"/></text:p>
          </table:table-cell>
          <table:table-cell table:style-name="Tabla5.A9" office:value-type="string">
            <text:p text:style-name="P25"><text:bookmark-start text:name="Casilla17"/><draw:control text:anchor-type="as-char" draw:z-index="25" draw:style-name="gr3" draw:text-style-name="P52" svg:width="0.32cm" svg:height="0.32cm" draw:control="control17"/><text:bookmark-end text:name="Casilla17"/></text:p>
          </table:table-cell>
          <table:table-cell table:style-name="Tabla5.A9" office:value-type="string">
            <text:p text:style-name="P25"><text:bookmark-start text:name="Casilla18"/><draw:control text:anchor-type="as-char" draw:z-index="26" draw:style-name="gr3" draw:text-style-name="P52" svg:width="0.32cm" svg:height="0.32cm" draw:control="control18"/><text:bookmark-end text:name="Casilla18"/></text:p>
          </table:table-cell>
          <table:table-cell table:style-name="Tabla5.A9" office:value-type="string">
            <text:p text:style-name="P25"><text:bookmark-start text:name="Casilla19"/><draw:control text:anchor-type="as-char" draw:z-index="27" draw:style-name="gr3" draw:text-style-name="P52" svg:width="0.32cm" svg:height="0.32cm" draw:control="control19"/><text:bookmark-end text:name="Casilla19"/></text:p>
          </table:table-cell>
          <table:table-cell table:style-name="Tabla5.A9" office:value-type="string">
            <text:p text:style-name="P25"><text:bookmark-start text:name="Casilla20"/><draw:control text:anchor-type="as-char" draw:z-index="28" draw:style-name="gr3" draw:text-style-name="P52" svg:width="0.32cm" svg:height="0.32cm" draw:control="control20"/><text:bookmark-end text:name="Casilla20"/></text:p>
          </table:table-cell>
          <table:table-cell table:style-name="Tabla5.F3" table:number-columns-spanned="2" office:value-type="string">
            <text:p text:style-name="P25"><text:bookmark-start text:name="Texto22"/><text:text-input text:description="Texto22">     </text:text-input><text:bookmark-end text:name="Texto22"/></text:p>
          </table:table-cell>
          <table:covered-table-cell/>
        </table:table-row>
        <table:table-row table:style-name="Tabla5.1">
          <table:table-cell table:style-name="Tabla5.A1" table:number-columns-spanned="5" office:value-type="string">
            <text:p text:style-name="P37">INTERES POR EL TRABAJO:</text:p>
            <text:p text:style-name="P36">ESMERO Y DEDICACIÓN MANIFIESTA EN LA EJECUCIÓN DE LAS TAREAS ASIGNADAS.</text:p>
          </table:table-cell>
          <table:covered-table-cell/>
          <table:covered-table-cell/>
          <table:covered-table-cell/>
          <table:covered-table-cell/>
          <table:table-cell table:style-name="Tabla5.A2" office:value-type="string">
            <text:p text:style-name="P34"/>
          </table:table-cell>
          <table:table-cell table:style-name="Tabla5.G1" office:value-type="string">
            <text:p text:style-name="P12"/>
          </table:table-cell>
        </table:table-row>
        <table:table-row table:style-name="Tabla5.1">
          <table:table-cell table:style-name="Tabla5.A1" office:value-type="string">
            <text:p text:style-name="P39">Siempre manifiesta esmero y dedicación en la ejecución de las tareas asignadas y en algunas oportunidades sugiere mejorar en el trabajo.</text:p>
          </table:table-cell>
          <table:table-cell table:style-name="Tabla5.A1" office:value-type="string">
            <text:p text:style-name="P39">Manifiesta esmero y dedicación en la ejecución de las tareas asignadas.</text:p>
          </table:table-cell>
          <table:table-cell table:style-name="Tabla5.A1" office:value-type="string">
            <text:p text:style-name="P39">Solo ocasionalmente manifiesta interés por el trabajo.</text:p>
          </table:table-cell>
          <table:table-cell table:style-name="Tabla5.A1" office:value-type="string">
            <text:p text:style-name="P39">Nunca manifiesta interés por el trabajo.</text:p>
          </table:table-cell>
          <table:table-cell table:style-name="Tabla5.A1" office:value-type="string">
            <text:p text:style-name="P39">Siempre manifiesta esmero y dedicación de las tareas y logra mejorar su trabajo</text:p>
          </table:table-cell>
          <table:table-cell table:style-name="Tabla5.F2" office:value-type="string">
            <text:p text:style-name="P41"/>
          </table:table-cell>
          <table:table-cell table:style-name="Tabla5.G1" office:value-type="string">
            <text:p text:style-name="P1"/>
          </table:table-cell>
        </table:table-row>
        <table:table-row table:style-name="Tabla5.15">
          <table:table-cell table:style-name="Tabla5.A9" office:value-type="string">
            <text:p text:style-name="P25"><draw:control text:anchor-type="as-char" draw:z-index="29" draw:style-name="gr3" draw:text-style-name="P52" svg:width="0.32cm" svg:height="0.32cm" draw:control="control21"/></text:p>
          </table:table-cell>
          <table:table-cell table:style-name="Tabla5.A9" office:value-type="string">
            <text:p text:style-name="P25"><draw:control text:anchor-type="as-char" draw:z-index="30" draw:style-name="gr3" draw:text-style-name="P52" svg:width="0.32cm" svg:height="0.32cm" draw:control="control22"/></text:p>
          </table:table-cell>
          <table:table-cell table:style-name="Tabla5.A9" office:value-type="string">
            <text:p text:style-name="P25"><draw:control text:anchor-type="as-char" draw:z-index="31" draw:style-name="gr3" draw:text-style-name="P52" svg:width="0.32cm" svg:height="0.32cm" draw:control="control23"/></text:p>
          </table:table-cell>
          <table:table-cell table:style-name="Tabla5.A9" office:value-type="string">
            <text:p text:style-name="P25"><draw:control text:anchor-type="as-char" draw:z-index="32" draw:style-name="gr3" draw:text-style-name="P52" svg:width="0.32cm" svg:height="0.32cm" draw:control="control24"/></text:p>
          </table:table-cell>
          <table:table-cell table:style-name="Tabla5.A9" office:value-type="string">
            <text:p text:style-name="P25"><draw:control text:anchor-type="as-char" draw:z-index="33" draw:style-name="gr3" draw:text-style-name="P52" svg:width="0.32cm" svg:height="0.32cm" draw:control="control25"/></text:p>
          </table:table-cell>
          <table:table-cell table:style-name="Tabla5.F3" table:number-columns-spanned="2" office:value-type="string">
            <text:p text:style-name="P25"><text:bookmark-start text:name="Texto23"/><text:text-input text:description="Texto23">     </text:text-input><text:bookmark-end text:name="Texto23"/></text:p>
          </table:table-cell>
          <table:covered-table-cell/>
        </table:table-row>
        <table:table-row table:style-name="Tabla5.1">
          <table:table-cell table:style-name="Tabla5.A1" table:number-columns-spanned="5" office:value-type="string">
            <text:p text:style-name="P37">COOPERACIÓN:</text:p>
            <text:p text:style-name="P9">CAPACIDAD PARA TRABAJAR CON OTROS Y COLABORAR EN FORMA ARMONIOSA CON SUS COMPAÑEROS Y SUPERVISORES, SIN DESCUIDAR EL CUMPLIMIENTO DE SUS DEBERES.</text:p>
          </table:table-cell>
          <table:covered-table-cell/>
          <table:covered-table-cell/>
          <table:covered-table-cell/>
          <table:covered-table-cell/>
          <table:table-cell table:style-name="Tabla5.A2" office:value-type="string">
            <text:p text:style-name="P34"/>
          </table:table-cell>
          <table:table-cell table:style-name="Tabla5.G1" office:value-type="string">
            <text:p text:style-name="P12"/>
          </table:table-cell>
        </table:table-row>
        <table:table-row table:style-name="Tabla5.1">
          <table:table-cell table:style-name="Tabla5.A1" office:value-type="string">
            <text:p text:style-name="P39">Nunca esta dispuesto a colaborar y a menudo es hostil con sus compañeros de trabajo y su supervisor</text:p>
          </table:table-cell>
          <table:table-cell table:style-name="Tabla5.A1" office:value-type="string">
            <text:p text:style-name="P39">Siempre trabaja en armonía y estimula la colaboración entre los compañeros </text:p>
          </table:table-cell>
          <table:table-cell table:style-name="Tabla5.A1" office:value-type="string">
            <text:p text:style-name="P39">Siempre trabaja en armonía con otros y presta colaboración en forma espontánea</text:p>
          </table:table-cell>
          <table:table-cell table:style-name="Tabla5.A1" office:value-type="string">
            <text:p text:style-name="P39">Trabaja en armonía con otros y presta colaboración cuando le es solicitada</text:p>
          </table:table-cell>
          <table:table-cell table:style-name="Tabla5.A1" office:value-type="string">
            <text:p text:style-name="P39">No se muestra dispuesto a colaborar, salvo en situaciones de mucha presión, presentado en ocasiones conflictos con sus compañeros</text:p>
          </table:table-cell>
          <table:table-cell table:style-name="Tabla5.F2" office:value-type="string">
            <text:p text:style-name="P41"/>
          </table:table-cell>
          <table:table-cell table:style-name="Tabla5.G1" office:value-type="string">
            <text:p text:style-name="P1"/>
          </table:table-cell>
        </table:table-row>
        <table:table-row table:style-name="Tabla5.18">
          <table:table-cell table:style-name="Tabla5.A9" office:value-type="string">
            <text:p text:style-name="P25"><draw:control text:anchor-type="as-char" draw:z-index="34" draw:style-name="gr3" draw:text-style-name="P52" svg:width="0.32cm" svg:height="0.32cm" draw:control="control26"/></text:p>
          </table:table-cell>
          <table:table-cell table:style-name="Tabla5.A9" office:value-type="string">
            <text:p text:style-name="P25"><draw:control text:anchor-type="as-char" draw:z-index="35" draw:style-name="gr3" draw:text-style-name="P52" svg:width="0.32cm" svg:height="0.32cm" draw:control="control27"/></text:p>
          </table:table-cell>
          <table:table-cell table:style-name="Tabla5.A9" office:value-type="string">
            <text:p text:style-name="P25"><draw:control text:anchor-type="as-char" draw:z-index="36" draw:style-name="gr3" draw:text-style-name="P52" svg:width="0.32cm" svg:height="0.32cm" draw:control="control28"/></text:p>
          </table:table-cell>
          <table:table-cell table:style-name="Tabla5.A9" office:value-type="string">
            <text:p text:style-name="P25"><draw:control text:anchor-type="as-char" draw:z-index="37" draw:style-name="gr3" draw:text-style-name="P52" svg:width="0.32cm" svg:height="0.32cm" draw:control="control29"/></text:p>
          </table:table-cell>
          <table:table-cell table:style-name="Tabla5.A9" office:value-type="string">
            <text:p text:style-name="P25"><draw:control text:anchor-type="as-char" draw:z-index="38" draw:style-name="gr3" draw:text-style-name="P52" svg:width="0.32cm" svg:height="0.32cm" draw:control="control30"/></text:p>
          </table:table-cell>
          <table:table-cell table:style-name="Tabla5.F3" table:number-columns-spanned="2" office:value-type="string">
            <text:p text:style-name="P25"><text:bookmark-start text:name="Texto24"/><text:text-input text:description="Texto24">     </text:text-input><text:bookmark-end text:name="Texto24"/></text:p>
          </table:table-cell>
          <table:covered-table-cell/>
        </table:table-row>
      </table:table>
      <text:p text:style-name="Standard"><draw:custom-shape text:anchor-type="char" draw:z-index="5" draw:style-name="gr2" draw:text-style-name="P51" svg:width="0.74cm" svg:height="0.595cm" svg:x="18.383cm" svg:y="1.217cm"><text:p/><draw:enhanced-geometry svg:viewBox="0 0 21600 21600" draw:type="rectangle" draw:enhanced-path="M 0 0 L 21600 0 21600 21600 0 21600 0 0 Z N"/></draw:custom-shape></text:p>
      <table:table table:name="Tabla6" table:style-name="Tabla6">
        <table:table-column table:style-name="Tabla6.A"/>
        <table:table-column table:style-name="Tabla6.B" table:number-columns-repeated="2"/>
        <table:table-column table:style-name="Tabla6.D"/>
        <table:table-column table:style-name="Tabla6.E"/>
        <table:table-column table:style-name="Tabla6.F"/>
        <table:table-column table:style-name="Tabla6.G"/>
        <table:table-row table:style-name="Tabla6.1">
          <table:table-cell table:style-name="Tabla6.A1" table:number-columns-spanned="5" office:value-type="string">
            <text:p text:style-name="P37">MANEJO DE BIENES Y EQUIPOS:</text:p>
            <text:p text:style-name="P9"><text:soft-page-break/>CUIDADO EN EL MANEJO Y MANTENIMIENTO DE LOS EQUIPOS, HERRAMIENTAS Y MAQUINARIAS QUE LE SON ASIGNADAS AL TRABAJADOR PARA LA REALIZACIÓN DEL TRABAJO.</text:p>
          </table:table-cell>
          <table:covered-table-cell/>
          <table:covered-table-cell/>
          <table:covered-table-cell/>
          <table:covered-table-cell/>
          <table:table-cell table:style-name="Tabla6.F1" office:value-type="string">
            <text:p text:style-name="P11"/>
          </table:table-cell>
          <table:table-cell table:style-name="Tabla6.G1" office:value-type="string">
            <text:p text:style-name="P12"/>
          </table:table-cell>
        </table:table-row>
        <table:table-row table:style-name="Tabla6.1">
          <table:table-cell table:style-name="Tabla6.A2" office:value-type="string">
            <text:p text:style-name="P39">No es cuidadoso en el manejo y mantenimiento de los equipos, herramientas y maquinarias asignadas</text:p>
          </table:table-cell>
          <table:table-cell table:style-name="Tabla6.A2" office:value-type="string">
            <text:p text:style-name="P39">Siempre es cuidadoso en el manejo de los equipos, herramientas y maquinarias asignadas y realiza el mantenimiento en forma oportuna</text:p>
          </table:table-cell>
          <table:table-cell table:style-name="Tabla6.A2" office:value-type="string">
            <text:p text:style-name="P39">Siempre es cuidadoso en el <text:s/>manejo de los equipos, herramientas y maquinarias asignadas nunca incurre en fallas debido a que realiza adecuadamente tanto el mantenimiento preventivo como el correctivo </text:p>
          </table:table-cell>
          <table:table-cell table:style-name="Tabla6.A2" office:value-type="string">
            <text:p text:style-name="P39">En ocasiones es descuidado <text:s/>en el mantenimiento de los equipos, herramientas y maquinarias asignadas.</text:p>
          </table:table-cell>
          <table:table-cell table:style-name="Tabla6.A2" office:value-type="string">
            <text:p text:style-name="P39">Es cuidadoso en el manejo de los equipos, herramientas y maquinarias asignadas difícilmente incurre en fallas que puedan causar daños o problemas significativos.</text:p>
          </table:table-cell>
          <table:table-cell table:style-name="Tabla6.F2" office:value-type="string">
            <text:p text:style-name="P39"/>
          </table:table-cell>
          <table:table-cell table:style-name="Tabla6.G1" office:value-type="string">
            <text:p text:style-name="P1"/>
          </table:table-cell>
        </table:table-row>
        <table:table-row table:style-name="Tabla6.3">
          <table:table-cell table:style-name="Tabla6.A3" office:value-type="string">
            <text:p text:style-name="P25"><draw:control text:anchor-type="as-char" draw:z-index="39" draw:style-name="gr3" draw:text-style-name="P52" svg:width="0.32cm" svg:height="0.32cm" draw:control="control31"/></text:p>
          </table:table-cell>
          <table:table-cell table:style-name="Tabla6.A3" office:value-type="string">
            <text:p text:style-name="P25"><draw:control text:anchor-type="as-char" draw:z-index="40" draw:style-name="gr3" draw:text-style-name="P52" svg:width="0.32cm" svg:height="0.32cm" draw:control="control32"/></text:p>
          </table:table-cell>
          <table:table-cell table:style-name="Tabla6.A3" office:value-type="string">
            <text:p text:style-name="P25"><draw:control text:anchor-type="as-char" draw:z-index="41" draw:style-name="gr3" draw:text-style-name="P52" svg:width="0.32cm" svg:height="0.32cm" draw:control="control33"/></text:p>
          </table:table-cell>
          <table:table-cell table:style-name="Tabla6.A3" office:value-type="string">
            <text:p text:style-name="P25"><draw:control text:anchor-type="as-char" draw:z-index="42" draw:style-name="gr3" draw:text-style-name="P52" svg:width="0.32cm" svg:height="0.32cm" draw:control="control34"/></text:p>
          </table:table-cell>
          <table:table-cell table:style-name="Tabla6.A3" office:value-type="string">
            <text:p text:style-name="P25"><draw:control text:anchor-type="as-char" draw:z-index="43" draw:style-name="gr3" draw:text-style-name="P52" svg:width="0.32cm" svg:height="0.32cm" draw:control="control35"/></text:p>
          </table:table-cell>
          <table:table-cell table:style-name="Tabla6.F3" table:number-columns-spanned="2" office:value-type="string">
            <text:p text:style-name="P25"><text:bookmark-start text:name="Texto25"/><text:text-input text:description="Texto25">     </text:text-input><text:bookmark-end text:name="Texto25"/></text:p>
          </table:table-cell>
          <table:covered-table-cell/>
        </table:table-row>
        <table:table-row table:style-name="Tabla6.1">
          <table:table-cell table:style-name="Tabla6.A1" table:number-columns-spanned="5" office:value-type="string">
            <text:p text:style-name="P37">ATENCIÓN AL PÚBLICO: </text:p>
            <text:p text:style-name="P9">DISPOSICION PARA PRESTAR SERVICIO AL PERSONAL INTERNO Y PUBLICO EN GENERAL, EN FORMA CORTES, DILIGENTE Y SATISFACTORIA.</text:p>
          </table:table-cell>
          <table:covered-table-cell/>
          <table:covered-table-cell/>
          <table:covered-table-cell/>
          <table:covered-table-cell/>
          <table:table-cell table:style-name="Tabla6.A2" office:value-type="string">
            <text:p text:style-name="P34"/>
          </table:table-cell>
          <table:table-cell table:style-name="Tabla6.G1" office:value-type="string">
            <text:p text:style-name="P12"/>
          </table:table-cell>
        </table:table-row>
        <table:table-row table:style-name="Tabla6.1">
          <table:table-cell table:style-name="Tabla6.A2" office:value-type="string">
            <text:p text:style-name="P39">Atiende al público en forma cortes, diligente y satisfactoria de acuerdo a las exigencias del puesto de trabajo</text:p>
          </table:table-cell>
          <table:table-cell table:style-name="Tabla6.A2" office:value-type="string">
            <text:p text:style-name="P39">Ocasionalmente se dirige al público de manera inadecuada en algunas oportunidades su conducta <text:s/>genera demoras injustificadas en la presentación del servicio</text:p>
          </table:table-cell>
          <table:table-cell table:style-name="Tabla6.A2" office:value-type="string">
            <text:p text:style-name="P39">Es descortés y negligente, su comportamiento <text:s/>genera demoras injustificadas y quejas reiteradas</text:p>
          </table:table-cell>
          <table:table-cell table:style-name="Tabla6.A2" office:value-type="string">
            <text:p text:style-name="P39">Atiende al público en forma cortés, diligente, suministrando respuestas oportunas y satisfactorias ocasionalmente facilita la solución de problemas.</text:p>
          </table:table-cell>
          <table:table-cell table:style-name="Tabla6.A2" office:value-type="string">
            <text:p text:style-name="P39">Siempre atiende al público en forma cortés, diligente suministrando respuestas oportunas y satisfactorias facilita la solución de problemas mediante la orientación y suministro de información adecuada</text:p>
          </table:table-cell>
          <table:table-cell table:style-name="Tabla6.F2" office:value-type="string">
            <text:p text:style-name="P40"/>
          </table:table-cell>
          <table:table-cell table:style-name="Tabla6.G1" office:value-type="string">
            <text:p text:style-name="P1"/>
          </table:table-cell>
        </table:table-row>
        <table:table-row table:style-name="Tabla6.6">
          <table:table-cell table:style-name="Tabla6.A3" office:value-type="string">
            <text:p text:style-name="P25"><draw:control text:anchor-type="as-char" draw:z-index="44" draw:style-name="gr3" draw:text-style-name="P52" svg:width="0.32cm" svg:height="0.32cm" draw:control="control36"/></text:p>
          </table:table-cell>
          <table:table-cell table:style-name="Tabla6.A3" office:value-type="string">
            <text:p text:style-name="P25"><draw:control text:anchor-type="as-char" draw:z-index="45" draw:style-name="gr3" draw:text-style-name="P52" svg:width="0.32cm" svg:height="0.32cm" draw:control="control37"/></text:p>
          </table:table-cell>
          <table:table-cell table:style-name="Tabla6.A3" office:value-type="string">
            <text:p text:style-name="P25"><draw:control text:anchor-type="as-char" draw:z-index="46" draw:style-name="gr3" draw:text-style-name="P52" svg:width="0.32cm" svg:height="0.32cm" draw:control="control38"/></text:p>
          </table:table-cell>
          <table:table-cell table:style-name="Tabla6.A3" office:value-type="string">
            <text:p text:style-name="P25"><draw:control text:anchor-type="as-char" draw:z-index="47" draw:style-name="gr3" draw:text-style-name="P52" svg:width="0.32cm" svg:height="0.32cm" draw:control="control39"/></text:p>
          </table:table-cell>
          <table:table-cell table:style-name="Tabla6.A3" office:value-type="string">
            <text:p text:style-name="P25"><draw:control text:anchor-type="as-char" draw:z-index="48" draw:style-name="gr3" draw:text-style-name="P52" svg:width="0.32cm" svg:height="0.32cm" draw:control="control40"/></text:p>
          </table:table-cell>
          <table:table-cell table:style-name="Tabla6.F3" table:number-columns-spanned="2" office:value-type="string">
            <text:p text:style-name="P25"><text:bookmark-start text:name="Texto26"/><text:text-input text:description="Texto26">     </text:text-input><text:bookmark-end text:name="Texto26"/></text:p>
          </table:table-cell>
          <table:covered-table-cell/>
        </table:table-row>
      </table:table>
      <text:p text:style-name="Standard"/>
      <text:h text:style-name="P47" text:outline-level="4">SOLO PARA SER UTILIZADO EN PUESTOS DE TRABAJO DE NIVEL SUPERVISORIO</text:h>
      <table:table table:name="Tabla7" table:style-name="Tabla7">
        <table:table-column table:style-name="Tabla7.A"/>
        <table:table-column table:style-name="Tabla7.B"/>
        <table:table-column table:style-name="Tabla7.C" table:number-columns-repeated="3"/>
        <table:table-column table:style-name="Tabla7.F"/>
        <table:table-column table:style-name="Tabla7.G"/>
        <table:table-row table:style-name="Tabla7.1">
          <table:table-cell table:style-name="Tabla7.A1" table:number-columns-spanned="5" office:value-type="string">
            <text:p text:style-name="P37">CAPACIDAD DE MANDO:</text:p>
            <text:p text:style-name="P36">HABILIDAD PARA EJERCER AUTORIDAD SOBRE EL PERSONAL BAJO SU CARGO, A FIN DE DAR CUMPLIMIENTO A LAS NORMAS Y OBJETIVOS PROPUESTOS</text:p>
          </table:table-cell>
          <table:covered-table-cell/>
          <table:covered-table-cell/>
          <table:covered-table-cell/>
          <table:covered-table-cell/>
          <table:table-cell table:style-name="Tabla7.F1" office:value-type="string">
            <text:p text:style-name="P37"/>
          </table:table-cell>
          <table:table-cell table:style-name="Tabla7.G1" office:value-type="string">
            <text:p text:style-name="P12"/>
          </table:table-cell>
        </table:table-row>
        <table:table-row table:style-name="Tabla7.1">
          <table:table-cell table:style-name="Tabla7.A1" office:value-type="string">
            <text:p text:style-name="P39">No es obedecido por el personal supervisado, lo que impide dar cumplimiento a las normas y objetivos propuestos</text:p>
          </table:table-cell>
          <table:table-cell table:style-name="Tabla7.A1" office:value-type="string">
            <text:p text:style-name="P39">Siempre logra rápida obediencia, aún en situaciones difíciles</text:p>
          </table:table-cell>
          <table:table-cell table:style-name="Tabla7.A1" office:value-type="string">
            <text:p text:style-name="P39">Es obedecido, logrando dar cumplimiento a las normas y objetivos propuestos</text:p>
          </table:table-cell>
          <table:table-cell table:style-name="Tabla7.A1" office:value-type="string">
            <text:p text:style-name="P39">A veces no es obedecido, o sólo logra hacerse obedecer mediante fuertes discusiones </text:p>
          </table:table-cell>
          <table:table-cell table:style-name="Tabla7.A1" office:value-type="string">
            <text:p text:style-name="P39">Logra constantemente obediencia, aún en situaciones difíciles, obteniendo pronta respuesta y gran colaboración por parte de los subordinados</text:p>
          </table:table-cell>
          <table:table-cell table:style-name="Tabla7.F2" office:value-type="string">
            <text:p text:style-name="P13"/>
          </table:table-cell>
          <table:table-cell table:style-name="Tabla7.G1" office:value-type="string">
            <text:p text:style-name="P1"/>
          </table:table-cell>
        </table:table-row>
        <table:table-row table:style-name="Tabla7.3">
          <table:table-cell table:style-name="Tabla7.A3" office:value-type="string">
            <text:p text:style-name="P25"><text:bookmark-start text:name="Texto27"/><text:bookmark-end text:name="Texto27"/><draw:control text:anchor-type="as-char" draw:z-index="49" draw:style-name="gr3" draw:text-style-name="P52" svg:width="0.32cm" svg:height="0.32cm" draw:control="control41"/></text:p>
          </table:table-cell>
          <table:table-cell table:style-name="Tabla7.A3" office:value-type="string">
            <text:p text:style-name="P25"><draw:control text:anchor-type="as-char" draw:z-index="50" draw:style-name="gr3" draw:text-style-name="P52" svg:width="0.32cm" svg:height="0.32cm" draw:control="control42"/></text:p>
          </table:table-cell>
          <table:table-cell table:style-name="Tabla7.A3" office:value-type="string">
            <text:p text:style-name="P25"><draw:control text:anchor-type="as-char" draw:z-index="51" draw:style-name="gr3" draw:text-style-name="P52" svg:width="0.32cm" svg:height="0.32cm" draw:control="control43"/></text:p>
          </table:table-cell>
          <table:table-cell table:style-name="Tabla7.A3" office:value-type="string">
            <text:p text:style-name="P25"><draw:control text:anchor-type="as-char" draw:z-index="52" draw:style-name="gr3" draw:text-style-name="P52" svg:width="0.32cm" svg:height="0.32cm" draw:control="control44"/></text:p>
          </table:table-cell>
          <table:table-cell table:style-name="Tabla7.A3" office:value-type="string">
            <text:p text:style-name="P25"><draw:control text:anchor-type="as-char" draw:z-index="53" draw:style-name="gr3" draw:text-style-name="P52" svg:width="0.32cm" svg:height="0.32cm" draw:control="control45"/></text:p>
          </table:table-cell>
          <table:table-cell table:style-name="Tabla7.F3" table:number-columns-spanned="2" office:value-type="string">
            <text:p text:style-name="P25"><text:text-input text:description="Texto27">     </text:text-input></text:p>
          </table:table-cell>
          <table:covered-table-cell/>
        </table:table-row>
        <table:table-row table:style-name="Tabla7.1">
          <table:table-cell table:style-name="Tabla7.A1" table:number-columns-spanned="5" office:value-type="string">
            <text:p text:style-name="P38">TOMA DE DECISION</text:p>
            <text:p text:style-name="P35">CAPACIDAD PARA RESPONDER ANTE SITUACIONES PREVISTAS O IMPREVISTAS DE MANERA OPORTUNA, RÁPIDA Y EFECTIVA.</text:p>
          </table:table-cell>
          <table:covered-table-cell/>
          <table:covered-table-cell/>
          <table:covered-table-cell/>
          <table:covered-table-cell/>
          <table:table-cell table:style-name="Tabla7.F4" office:value-type="string">
            <text:p text:style-name="P34"/>
          </table:table-cell>
          <table:table-cell table:style-name="Tabla7.G1" office:value-type="string">
            <text:p text:style-name="P12"/>
          </table:table-cell>
        </table:table-row>
        <table:table-row table:style-name="Tabla7.1">
          <table:table-cell table:style-name="Tabla7.A1" office:value-type="string">
            <text:p text:style-name="P39">Siempre responde ante situaciones previstas o imprevistas de manera oportuna, rápida y efectiva no requiere supervisión</text:p>
          </table:table-cell>
          <table:table-cell table:style-name="Tabla7.A1" office:value-type="string">
            <text:p text:style-name="P39">No decide ante situaciones previstas o imprevistas</text:p>
          </table:table-cell>
          <table:table-cell table:style-name="Tabla7.A1" office:value-type="string">
            <text:p text:style-name="P39">Responde ante situaciones previstas o imprevistas de manera oportuna, rápida y efectiva consultando esporádicamente</text:p>
          </table:table-cell>
          <table:table-cell table:style-name="Tabla7.A1" office:value-type="string">
            <text:p text:style-name="P39">Ocasionalmente responde ante situaciones previstas o imprevistas de manera oportuna y realiza frecuentes consultas innecesarias</text:p>
          </table:table-cell>
          <table:table-cell table:style-name="Tabla7.A1" office:value-type="string">
            <text:p text:style-name="P39">Resuelve todos los problemas que se presentan no requiere de supervisión y aporta ideas para evitar futuros problemas</text:p>
          </table:table-cell>
          <table:table-cell table:style-name="Tabla7.F2" office:value-type="string">
            <text:p text:style-name="P41"/>
          </table:table-cell>
          <table:table-cell table:style-name="Tabla7.G1" office:value-type="string">
            <text:p text:style-name="P1"/>
          </table:table-cell>
        </table:table-row>
        <table:table-row table:style-name="Tabla7.6">
          <table:table-cell table:style-name="Tabla7.A3" office:value-type="string">
            <text:p text:style-name="P25"><draw:control text:anchor-type="as-char" draw:z-index="54" draw:style-name="gr3" draw:text-style-name="P52" svg:width="0.32cm" svg:height="0.32cm" draw:control="control46"/></text:p>
          </table:table-cell>
          <table:table-cell table:style-name="Tabla7.A3" office:value-type="string">
            <text:p text:style-name="P25"><draw:control text:anchor-type="as-char" draw:z-index="55" draw:style-name="gr3" draw:text-style-name="P52" svg:width="0.32cm" svg:height="0.32cm" draw:control="control47"/></text:p>
          </table:table-cell>
          <table:table-cell table:style-name="Tabla7.A3" office:value-type="string">
            <text:p text:style-name="P25"><draw:control text:anchor-type="as-char" draw:z-index="56" draw:style-name="gr3" draw:text-style-name="P52" svg:width="0.32cm" svg:height="0.32cm" draw:control="control48"/></text:p>
          </table:table-cell>
          <table:table-cell table:style-name="Tabla7.A3" office:value-type="string">
            <text:p text:style-name="P25"><draw:control text:anchor-type="as-char" draw:z-index="57" draw:style-name="gr3" draw:text-style-name="P52" svg:width="0.32cm" svg:height="0.32cm" draw:control="control49"/></text:p>
          </table:table-cell>
          <table:table-cell table:style-name="Tabla7.A3" office:value-type="string">
            <text:p text:style-name="P25"><draw:control text:anchor-type="as-char" draw:z-index="58" draw:style-name="gr3" draw:text-style-name="P52" svg:width="0.32cm" svg:height="0.32cm" draw:control="control50"/></text:p>
          </table:table-cell>
          <table:table-cell table:style-name="Tabla7.F3" table:number-columns-spanned="2" office:value-type="string">
            <text:p text:style-name="P25"><text:bookmark-start text:name="Texto28"/><text:text-input text:description="Texto28">     </text:text-input><text:bookmark-end text:name="Texto28"/></text:p>
          </table:table-cell>
          <table:covered-table-cell/>
        </table:table-row>
        <table:table-row table:style-name="Tabla7.1">
          <table:table-cell table:style-name="Tabla7.A1" table:number-columns-spanned="5" office:value-type="string">
            <text:p text:style-name="P38">COORDINACIÓN DEL TRABAJO</text:p>
            <text:p text:style-name="P35">CAPACIDAD PARA ASIGNAR Y ORGANIZAR LAS ACTIVIDADES AL PERSONAL DE FORMA RACIONAL Y METODICA, PARA EL LOGRO SATISFACTORIO DE LOS OBJETIVOS.</text:p>
          </table:table-cell>
          <table:covered-table-cell/>
          <table:covered-table-cell/>
          <table:covered-table-cell/>
          <table:covered-table-cell/>
          <table:table-cell table:style-name="Tabla7.F4" office:value-type="string">
            <text:p text:style-name="P34"/>
          </table:table-cell>
          <table:table-cell table:style-name="Tabla7.G1" office:value-type="string">
            <text:p text:style-name="P12"/>
          </table:table-cell>
        </table:table-row>
        <table:table-row table:style-name="Tabla7.1">
          <table:table-cell table:style-name="Tabla7.A1" office:value-type="string">
            <text:p text:style-name="P39">En ocasiones no logra organizar y asignar el trabajo en forma metódica y racional</text:p>
          </table:table-cell>
          <table:table-cell table:style-name="Tabla7.A1" office:value-type="string">
            <text:p text:style-name="P39">No logra organizar y asignar el trabajo en forma racional y metódica.</text:p>
          </table:table-cell>
          <table:table-cell table:style-name="Tabla7.A1" office:value-type="string">
            <text:p text:style-name="P39">Asigna y organiza las actividades al personal de forma racional y metódica, facilitando el logro de los objetivos</text:p>
          </table:table-cell>
          <table:table-cell table:style-name="Tabla7.A1" office:value-type="string">
            <text:p text:style-name="P39">Siempre asigna y organiza las actividades al personal de forma racional y metódica, logrando resultados por encima de lo esperado; aún en situaciones difíciles </text:p>
          </table:table-cell>
          <table:table-cell table:style-name="Tabla7.A1" office:value-type="string">
            <text:p text:style-name="P39">Siempre asigna y organiza las actividades al personal de forma racional y metódica logrando frecuentemente resultados por encima de lo esperado</text:p>
          </table:table-cell>
          <table:table-cell table:style-name="Tabla7.F2" office:value-type="string">
            <text:p text:style-name="P41"/>
          </table:table-cell>
          <table:table-cell table:style-name="Tabla7.G1" office:value-type="string">
            <text:p text:style-name="P1"/>
          </table:table-cell>
        </table:table-row>
        <table:table-row table:style-name="Tabla7.6">
          <table:table-cell table:style-name="Tabla7.A3" office:value-type="string">
            <text:p text:style-name="P25"><draw:control text:anchor-type="as-char" draw:z-index="59" draw:style-name="gr3" draw:text-style-name="P52" svg:width="0.32cm" svg:height="0.32cm" draw:control="control51"/></text:p>
          </table:table-cell>
          <table:table-cell table:style-name="Tabla7.A3" office:value-type="string">
            <text:p text:style-name="P25"><draw:control text:anchor-type="as-char" draw:z-index="60" draw:style-name="gr3" draw:text-style-name="P52" svg:width="0.32cm" svg:height="0.32cm" draw:control="control52"/></text:p>
          </table:table-cell>
          <table:table-cell table:style-name="Tabla7.A3" office:value-type="string">
            <text:p text:style-name="P25"><draw:control text:anchor-type="as-char" draw:z-index="61" draw:style-name="gr3" draw:text-style-name="P52" svg:width="0.32cm" svg:height="0.32cm" draw:control="control53"/></text:p>
          </table:table-cell>
          <table:table-cell table:style-name="Tabla7.A3" office:value-type="string">
            <text:p text:style-name="P25"><draw:control text:anchor-type="as-char" draw:z-index="62" draw:style-name="gr3" draw:text-style-name="P52" svg:width="0.32cm" svg:height="0.32cm" draw:control="control54"/></text:p>
          </table:table-cell>
          <table:table-cell table:style-name="Tabla7.A3" office:value-type="string">
            <text:p text:style-name="P25"><draw:control text:anchor-type="as-char" draw:z-index="63" draw:style-name="gr3" draw:text-style-name="P52" svg:width="0.32cm" svg:height="0.32cm" draw:control="control55"/></text:p>
          </table:table-cell>
          <table:table-cell table:style-name="Tabla7.F3" table:number-columns-spanned="2" office:value-type="string">
            <text:p text:style-name="P25"><text:bookmark-start text:name="Texto29"/><text:text-input text:description="Texto29">     </text:text-input><text:bookmark-end text:name="Texto29"/></text:p>
          </table:table-cell>
          <table:covered-table-cell/>
        </table:table-row>
      </table:table>
      <text:p text:style-name="Standard"/>
      <text:p text:style-name="Standard"/>
      <text:p text:style-name="Standard"><draw:custom-shape text:anchor-type="char" draw:z-index="6" draw:style-name="gr2" draw:text-style-name="P51" svg:width="0.736cm" svg:height="0.883cm" svg:x="18.411cm" svg:y="0.591cm"><text:p/><draw:enhanced-geometry svg:viewBox="0 0 21600 21600" draw:type="rectangle" draw:enhanced-path="M 0 0 L 21600 0 21600 21600 0 21600 0 0 Z N"/></draw:custom-shape></text:p>
      <text:p text:style-name="Standard"/>
      <text:p text:style-name="Standard"><text:soft-page-break/></text:p>
      <table:table table:name="Tabla8" table:style-name="Tabla8">
        <table:table-column table:style-name="Tabla8.A"/>
        <table:table-column table:style-name="Tabla8.B" table:number-columns-repeated="4"/>
        <table:table-column table:style-name="Tabla8.F"/>
        <table:table-column table:style-name="Tabla8.G"/>
        <table:table-row table:style-name="Tabla8.1">
          <table:table-cell table:style-name="Tabla8.A1" table:number-columns-spanned="5" office:value-type="string">
            <text:p text:style-name="P38">COMUNICACIÓN CON LOS TRABAJADORES:</text:p>
            <text:p text:style-name="P35">HABILIDAD PARA REPARTIR EN FORMA CLARA Y PRECISA LAS INSTRUCCIONES.</text:p>
          </table:table-cell>
          <table:covered-table-cell/>
          <table:covered-table-cell/>
          <table:covered-table-cell/>
          <table:covered-table-cell/>
          <table:table-cell table:style-name="Tabla8.F1" office:value-type="string">
            <text:p text:style-name="P34"/>
          </table:table-cell>
          <table:table-cell table:style-name="Tabla8.G1" office:value-type="string">
            <text:p text:style-name="P12"/>
          </table:table-cell>
        </table:table-row>
        <table:table-row table:style-name="Tabla8.1">
          <table:table-cell table:style-name="Tabla8.A1" office:value-type="string">
            <text:p text:style-name="P39">No imparte las instrucciones en forma <text:s/>clara y precisa por lo que nunca es comprendido por los subordinados</text:p>
          </table:table-cell>
          <table:table-cell table:style-name="Tabla8.A1" office:value-type="string">
            <text:p text:style-name="P39">Siempre es comprendido rápidamente por sus subordinados al impartir las instrucciones sin necesidad de repetirlas, logrando con frecuencia resultados por encima de lo <text:s/>esperado</text:p>
          </table:table-cell>
          <table:table-cell table:style-name="Tabla8.A1" office:value-type="string">
            <text:p text:style-name="P39">En ocasiones presenta dificultad para ser comprendido por sus subordinados por lo que debe repetir las instrucciones impartidas</text:p>
          </table:table-cell>
          <table:table-cell table:style-name="Tabla8.A1" office:value-type="string">
            <text:p text:style-name="P39">Imparte en forma clara y precisas las instrucciones, logrando los resultados esperados</text:p>
          </table:table-cell>
          <table:table-cell table:style-name="Tabla8.A1" office:value-type="string">
            <text:p text:style-name="P39">Siempre es comprendido en forma rápida por sus subordinados al impartir las instrucciones sin necesidad de repetirlas logra óptimos resultados da apertura a los subordinados para el intercambio de ideas</text:p>
          </table:table-cell>
          <table:table-cell table:style-name="Tabla8.F2" office:value-type="string">
            <text:p text:style-name="P41"/>
          </table:table-cell>
          <table:table-cell table:style-name="Tabla8.G1" office:value-type="string">
            <text:p text:style-name="P1"/>
          </table:table-cell>
        </table:table-row>
        <table:table-row table:style-name="Tabla8.3">
          <table:table-cell table:style-name="Tabla8.A3" office:value-type="string">
            <text:p text:style-name="P25"><draw:control text:anchor-type="as-char" draw:z-index="64" draw:style-name="gr3" draw:text-style-name="P52" svg:width="0.32cm" svg:height="0.32cm" draw:control="control56"/></text:p>
          </table:table-cell>
          <table:table-cell table:style-name="Tabla8.A3" office:value-type="string">
            <text:p text:style-name="P25"><draw:control text:anchor-type="as-char" draw:z-index="65" draw:style-name="gr3" draw:text-style-name="P52" svg:width="0.32cm" svg:height="0.32cm" draw:control="control57"/></text:p>
          </table:table-cell>
          <table:table-cell table:style-name="Tabla8.A3" office:value-type="string">
            <text:p text:style-name="P25"><draw:control text:anchor-type="as-char" draw:z-index="66" draw:style-name="gr3" draw:text-style-name="P52" svg:width="0.32cm" svg:height="0.32cm" draw:control="control58"/></text:p>
          </table:table-cell>
          <table:table-cell table:style-name="Tabla8.A3" office:value-type="string">
            <text:p text:style-name="P25"><draw:control text:anchor-type="as-char" draw:z-index="67" draw:style-name="gr3" draw:text-style-name="P52" svg:width="0.32cm" svg:height="0.32cm" draw:control="control59"/></text:p>
          </table:table-cell>
          <table:table-cell table:style-name="Tabla8.A3" office:value-type="string">
            <text:p text:style-name="P25"><draw:control text:anchor-type="as-char" draw:z-index="68" draw:style-name="gr3" draw:text-style-name="P52" svg:width="0.32cm" svg:height="0.32cm" draw:control="control60"/></text:p>
          </table:table-cell>
          <table:table-cell table:style-name="Tabla8.F3" table:number-columns-spanned="2" office:value-type="string">
            <text:p text:style-name="P25"><text:bookmark-start text:name="Texto30"/><text:text-input text:description="Texto30">     </text:text-input><text:bookmark-end text:name="Texto30"/></text:p>
          </table:table-cell>
          <table:covered-table-cell/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columns-spanned="2" office:value-type="string">
            <text:h text:style-name="P48" text:outline-level="5">COMENTARIOS DEL SUPERVISOR</text:h>
          </table:table-cell>
          <table:covered-table-cell/>
        </table:table-row>
        <table:table-row table:style-name="Tabla9.2">
          <table:table-cell table:style-name="Tabla9.A1" table:number-columns-spanned="2" office:value-type="string">
            <text:p text:style-name="P20"><text:bookmark-start text:name="Texto31"/><text:text-input text:description="Texto31">     </text:text-input><text:bookmark-end text:name="Texto31"/></text:p>
          </table:table-cell>
          <table:covered-table-cell/>
        </table:table-row>
        <table:table-row table:style-name="Tabla9.1">
          <table:table-cell table:style-name="Tabla9.A3" office:value-type="string">
            <text:p text:style-name="P14">ASPECTOS A MEJORAR</text:p>
          </table:table-cell>
          <table:table-cell table:style-name="Tabla9.A1" office:value-type="string">
            <text:p text:style-name="P14">ACCIONES</text:p>
          </table:table-cell>
        </table:table-row>
        <table:table-row table:style-name="Tabla9.4">
          <table:table-cell table:style-name="Tabla9.A3" office:value-type="string">
            <text:p text:style-name="P1"><text:bookmark-start text:name="Texto32"/><text:text-input text:description="Texto32">     </text:text-input><text:bookmark-end text:name="Texto32"/></text:p>
          </table:table-cell>
          <table:table-cell table:style-name="Tabla9.A1" office:value-type="string">
            <text:p text:style-name="P1"><text:bookmark-start text:name="Texto33"/><text:text-input text:description="Texto33">     </text:text-input><text:bookmark-end text:name="Texto33"/></text:p>
          </table:table-cell>
        </table:table-row>
      </table:table>
      <text:p text:style-name="Standard"/>
      <text:p text:style-name="Standard"/>
      <text:p text:style-name="P15">A ser llenado por el trabajador evaluado:</text:p>
      <text:p text:style-name="Standard"><text:span text:style-name="T6">¿Está de acuerdo? <text:s text:c="5"/>Si <text:s/></text:span><text:bookmark-start text:name="Casilla21"/><text:span text:style-name="T9"><draw:control text:anchor-type="as-char" draw:z-index="69" draw:style-name="gr3" draw:text-style-name="P52" svg:width="0.32cm" svg:height="0.32cm" draw:control="control61"/></text:span><text:bookmark-end text:name="Casilla21"/><text:span text:style-name="T6"> <text:s text:c="12"/>No <text:s/></text:span><text:bookmark-start text:name="Casilla22"/><text:span text:style-name="T9"><draw:control text:anchor-type="as-char" draw:z-index="70" draw:style-name="gr3" draw:text-style-name="P52" svg:width="0.32cm" svg:height="0.32cm" draw:control="control62"/></text:span><text:bookmark-end text:name="Casilla22"/><text:span text:style-name="T6"> <text:s text:c="2"/>Explique</text:span>: </text:p>
      <text:p text:style-name="Standard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"><text:bookmark-start text:name="Texto34"/><text:text-input text:description="Texto34">     </text:text-input><text:bookmark-end text:name="Texto34"/></text:p>
          </table:table-cell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table:number-columns-spanned="2" office:value-type="string">
            <text:p text:style-name="P7">FIRMAS</text:p>
          </table:table-cell>
          <table:covered-table-cell/>
        </table:table-row>
        <table:table-row table:style-name="Tabla11.1">
          <table:table-cell table:style-name="Tabla11.A2" office:value-type="string">
            <text:p text:style-name="P17">EVALUADOR</text:p>
          </table:table-cell>
          <table:table-cell table:style-name="Tabla11.A1" office:value-type="string">
            <text:p text:style-name="P6"/>
            <text:p text:style-name="P6"/>
          </table:table-cell>
        </table:table-row>
        <table:table-row table:style-name="Tabla11.1">
          <table:table-cell table:style-name="Tabla11.A2" office:value-type="string">
            <text:p text:style-name="P17">SUPERVISOR DEL EVALUADOR</text:p>
          </table:table-cell>
          <table:table-cell table:style-name="Tabla11.A1" office:value-type="string">
            <text:p text:style-name="P6"/>
            <text:p text:style-name="P6"/>
          </table:table-cell>
        </table:table-row>
        <table:table-row table:style-name="Tabla11.1">
          <table:table-cell table:style-name="Tabla11.A2" office:value-type="string">
            <text:p text:style-name="P17">EVALUADO</text:p>
          </table:table-cell>
          <table:table-cell table:style-name="Tabla11.A1" office:value-type="string">
            <text:p text:style-name="P6"/>
            <text:p text:style-name="P6"/>
          </table:table-cell>
        </table:table-row>
      </table:table>
      <text:p text:style-name="Standard"/>
      <text:h text:style-name="P45" text:outline-level="3">PARA USO DE LA DIRECCION GENERAL DE RECURSOS HUMANOS</text:h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 table:style-name="Tabla12.1">
          <table:table-cell table:style-name="Tabla12.A1" table:number-rows-spanned="2" table:number-columns-spanned="2" office:value-type="string">
            <text:p text:style-name="P18">RESULTADO DE LA EVALUACION</text:p>
          </table:table-cell>
          <table:covered-table-cell/>
          <table:table-cell table:style-name="Tabla12.C1" table:number-columns-spanned="3" office:value-type="string">
            <text:p text:style-name="P18">PUNTAJE OBTENIDO</text:p>
          </table:table-cell>
          <table:covered-table-cell/>
          <table:covered-table-cell/>
        </table:table-row>
        <table:table-row table:style-name="Tabla12.2">
          <table:covered-table-cell/>
          <table:covered-table-cell/>
          <table:table-cell table:style-name="Tabla12.C2" table:number-columns-spanned="3" office:value-type="string">
            <text:p text:style-name="P26"/>
            <text:p text:style-name="P26"><text:bookmark-start text:name="Texto35"/><text:text-input text:description="Texto35">     </text:text-input><text:bookmark-end text:name="Texto35"/></text:p>
          </table:table-cell>
          <table:covered-table-cell/>
          <table:covered-table-cell/>
        </table:table-row>
        <table:table-row table:style-name="Tabla12.2">
          <table:table-cell table:style-name="Tabla12.A3" table:number-columns-spanned="3" office:value-type="string">
            <text:p text:style-name="P18">RANGO DE ACTUACIÓN</text:p>
          </table:table-cell>
          <table:covered-table-cell/>
          <table:covered-table-cell/>
          <table:table-cell table:style-name="Tabla12.C1" table:number-columns-spanned="2" office:value-type="string">
            <text:p text:style-name="P18">DECISION</text:p>
          </table:table-cell>
          <table:covered-table-cell/>
        </table:table-row>
        <table:table-row table:style-name="Tabla12.4">
          <table:table-cell table:style-name="Tabla12.A1" table:number-columns-spanned="3" office:value-type="string">
            <text:p text:style-name="P26"><text:bookmark text:name="Texto37"/><text:bookmark-start text:name="Texto36"/><text:text-input text:description="Texto36">     </text:text-input><text:bookmark-end text:name="Texto36"/></text:p>
          </table:table-cell>
          <table:covered-table-cell/>
          <table:covered-table-cell/>
          <table:table-cell table:style-name="Tabla12.C2" table:number-columns-spanned="2" office:value-type="string">
            <text:p text:style-name="P26"><text:text-input text:description="Texto37">     </text:text-input></text:p>
          </table:table-cell>
          <table:covered-table-cell/>
        </table:table-row>
        <table:table-row table:style-name="Tabla12.4">
          <table:table-cell table:style-name="Tabla12.A1" office:value-type="string">
            <text:p text:style-name="P18">F<text:bookmark text:name="Texto38"/>IRMA DE RECURSOS HUMANOS</text:p>
          </table:table-cell>
          <table:table-cell table:style-name="Tabla12.A3" table:number-columns-spanned="2" office:value-type="string">
            <text:p text:style-name="P16"/>
          </table:table-cell>
          <table:covered-table-cell/>
          <table:table-cell table:style-name="Tabla12.A1" office:value-type="string">
            <text:h text:style-name="P44" text:outline-level="3">FECHA</text:h>
          </table:table-cell>
          <table:table-cell table:style-name="Tabla12.C2" office:value-type="string">
            <text:p text:style-name="P26"><text:text-input text:description="Texto38">     </text:text-input></text:p>
          </table:table-cell>
        </table:table-row>
      </table:table>
      <text:p text:style-name="Standard"><draw:custom-shape text:anchor-type="char" draw:z-index="7" draw:style-name="gr2" draw:text-style-name="P51" svg:width="0.736cm" svg:height="0.883cm" svg:x="18.411cm" svg:y="1.993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size="16pt" fo:font-weight="bold" style:font-size-asian="1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58cm" fo:margin-right="0cm" fo:text-align="center" style:justify-single-word="false" fo:text-indent="0cm" style:auto-text-indent="false" fo:keep-with-next="always"/>
      <style:text-properties style:font-name="Arial" fo:font-weight="bold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indent="0cm" style:auto-text-indent="false" fo:padding-left="0.141cm" fo:padding-right="0cm" fo:padding-top="0cm" fo:padding-bottom="0cm" fo:border-left="0.018cm solid #000000" fo:border-right="none" fo:border-top="none" fo:border-bottom="none" fo:keep-with-next="always"/>
      <style:text-properties style:font-name="Arial" fo:font-weight="bold" style:font-weight-asian="bold" style:font-name-complex="Arial" style:font-weight-complex="bold"/>
    </style:style>
    <style:style style:name="Epígrafe" style:family="paragraph" style:parent-style-name="Standard" style:next-style-name="Standard">
      <style:paragraph-properties fo:margin-left="0.423cm" fo:margin-right="0cm" fo:text-align="center" style:justify-single-word="false" fo:text-indent="0cm" style:auto-text-indent="false"/>
      <style:text-properties style:font-name="Arial" fo:font-size="16pt" fo:font-weight="bold" style:font-size-asian="16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style:paragraph-properties style:writing-mode="lr-tb"/>
    </style:style>
    <style:style style:name="MT1" style:family="text">
      <style:text-properties fo:font-size="8pt" fo:language="es" fo:country="MX" style:font-size-asian="8pt"/>
    </style:style>
    <style:style style:name="MT2" style:family="text"/>
    <style:style style:name="Mgr1" style:family="graphic">
      <style:graphic-properties draw:stroke="none" draw:fill="solid" draw:fill-color="#ffffff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59cm" fo:page-height="27.94cm" style:num-format="1" style:print-orientation="portrait" fo:margin-top="0.63cm" fo:margin-bottom="0.522cm" fo:margin-left="0.9cm" fo:margin-right="0.98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48cm" fo:margin-top="0.3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cm" fo:margin-bottom="0.97cm" fo:margin-left="0.9cm" fo:margin-right="0.98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Footer"><draw:custom-shape text:anchor-type="char" draw:z-index="3" draw:style-name="Mgr1" draw:text-style-name="MP1" svg:width="0.482cm" svg:height="0.433cm" svg:x="18.641cm" svg:y="0.035cm"><text:p/><draw:enhanced-geometry svg:viewBox="0 0 21600 21600" draw:type="rectangle" draw:enhanced-path="M 0 0 L 21600 0 21600 21600 0 21600 0 0 Z N"/></draw:custom-shape><text:span text:style-name="MT1"> </text:span><text:span text:style-name="MT1"><text:tab/><text:tab/><text:tab/><text:tab/><text:tab/></text:span><text:span text:style-name="Page_20_Number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</dc:title>
    <meta:initial-creator>jborges</meta:initial-creator>
    <meta:creation-date>2005-06-21T11:50:00</meta:creation-date>
    <dc:creator>jborges</dc:creator>
    <dc:date>2007-04-23T12:17:00</dc:date>
    <meta:print-date>2009-11-24T17:12:00</meta:print-date>
    <meta:editing-cycles>9</meta:editing-cycles>
    <meta:editing-duration>PT52113H31M44S</meta:editing-duration>
    <meta:document-statistic meta:table-count="12" meta:image-count="1" meta:object-count="0" meta:page-count="4" meta:paragraph-count="233" meta:word-count="1480" meta:character-count="10217"/>
    <meta:generator>OpenOffice.org/3.1$Win32 OpenOffice.org_project/310m11$Build-9399</meta:generator>
  </office:meta>
</office:document-meta>
</file>